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UN7_6" svg:font-family="SUN7_6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64in"/>
    </style:style>
    <style:style style:name="co2" style:family="table-column">
      <style:table-column-properties fo:break-before="auto" style:column-width="0.4126in"/>
    </style:style>
    <style:style style:name="co3" style:family="table-column">
      <style:table-column-properties fo:break-before="auto" style:column-width="1.1811in"/>
    </style:style>
    <style:style style:name="co4" style:family="table-column">
      <style:table-column-properties fo:break-before="auto" style:column-width="1.457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SUN7_6" fo:font-size="32pt" style:font-size-asian="32pt" style:font-size-complex="32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dspace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Arão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Abadom</text:p>
          </table:table-cell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ea96</text:p>
          </table:table-cell>
          <table:table-cell table:number-columns-repeated="2" office:value-type="string" calcext:value-type="string">
            <text:p>Abel</text:p>
          </table:table-cell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Abiatar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permanecer</text:p>
          </table:table-cell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ea5b</text:p>
          </table:table-cell>
          <table:table-cell office:value-type="string" calcext:value-type="string">
            <text:p>Abijah</text:p>
          </table:table-cell>
          <table:table-cell office:value-type="string" calcext:value-type="string">
            <text:p>Abías</text:p>
          </table:table-cell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ec4d</text:p>
          </table:table-cell>
          <table:table-cell table:number-columns-repeated="2" office:value-type="string" calcext:value-type="string">
            <text:p>Abilene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habilidade</text:p>
          </table:table-cell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ea6a</text:p>
          </table:table-cell>
          <table:table-cell office:value-type="string" calcext:value-type="string">
            <text:p>Abiud</text:p>
          </table:table-cell>
          <table:table-cell office:value-type="string" calcext:value-type="string">
            <text:p>Abiúde</text:p>
          </table:table-cell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abominação</text:p>
          </table:table-cell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cerca_de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acima_de</text:p>
          </table:table-cell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e373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Abraâo</text:p>
          </table:table-cell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ec4e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Abismo</text:p>
          </table:table-cell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de_acordo_com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acusar</text:p>
          </table:table-cell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eb7c</text:p>
          </table:table-cell>
          <table:table-cell office:value-type="string" calcext:value-type="string">
            <text:p>Achaia</text:p>
          </table:table-cell>
          <table:table-cell office:value-type="string" calcext:value-type="string">
            <text:p>Acaia</text:p>
          </table:table-cell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eca5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Acaico</text:p>
          </table:table-cell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ea6e</text:p>
          </table:table-cell>
          <table:table-cell office:value-type="string" calcext:value-type="string">
            <text:p>Achim</text:p>
          </table:table-cell>
          <table:table-cell office:value-type="string" calcext:value-type="string">
            <text:p>Aquim</text:p>
          </table:table-cell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ec4f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dão</text:p>
          </table:table-cell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ec50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Adi</text:p>
          </table:table-cell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ec51</text:p>
          </table:table-cell>
          <table:table-cell table:number-columns-repeated="2" office:value-type="string" calcext:value-type="string">
            <text:p>Admin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adotar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adoção</text:p>
          </table:table-cell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eb93</text:p>
          </table:table-cell>
          <table:table-cell office:value-type="string" calcext:value-type="string">
            <text:p>Adramyttium</text:p>
          </table:table-cell>
          <table:table-cell office:value-type="string" calcext:value-type="string">
            <text:p>Adramitino</text:p>
          </table:table-cell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ec17</text:p>
          </table:table-cell>
          <table:table-cell office:value-type="string" calcext:value-type="string">
            <text:p>Adriatic_Sea</text:p>
          </table:table-cell>
          <table:table-cell office:value-type="string" calcext:value-type="string">
            <text:p>Mar_Adriático</text:p>
          </table:table-cell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Adultério</text:p>
          </table:table-cell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ec2a</text:p>
          </table:table-cell>
          <table:table-cell office:value-type="string" calcext:value-type="string">
            <text:p>Aeneas</text:p>
          </table:table-cell>
          <table:table-cell office:value-type="string" calcext:value-type="string">
            <text:p>Eneias</text:p>
          </table:table-cell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nom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com_medo</text:p>
          </table:table-cell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depois_de</text:p>
          </table:table-cell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eb89</text:p>
          </table:table-cell>
          <table:table-cell office:value-type="string" calcext:value-type="string">
            <text:p>Agabus</text:p>
          </table:table-cell>
          <table:table-cell office:value-type="string" calcext:value-type="string">
            <text:p>Ágabo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contra</text:p>
          </table:table-cell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eb9d</text:p>
          </table:table-cell>
          <table:table-cell office:value-type="string" calcext:value-type="string">
            <text:p>Agrippa</text:p>
          </table:table-cell>
          <table:table-cell office:value-type="string" calcext:value-type="string">
            <text:p>Agripa</text:p>
          </table:table-cell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ea61</text:p>
          </table:table-cell>
          <table:table-cell office:value-type="string" calcext:value-type="string">
            <text:p>Ahaz</text:p>
          </table:table-cell>
          <table:table-cell office:value-type="string" calcext:value-type="string">
            <text:p>Acaz</text:p>
          </table:table-cell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e312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alabastro</text:p>
          </table:table-cell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ea14</text:p>
          </table:table-cell>
          <table:table-cell table:number-columns-repeated="2" office:value-type="string" calcext:value-type="string">
            <text:p>Alexander</text:p>
          </table:table-cell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eb5a</text:p>
          </table:table-cell>
          <table:table-cell table:number-columns-repeated="2" office:value-type="string" calcext:value-type="string">
            <text:p>Alexandria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vivo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odos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permitir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ozinho</text:p>
          </table:table-cell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ec24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Alfeu</text:p>
          </table:table-cell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ea3c</text:p>
          </table:table-cell>
          <table:table-cell table:number-columns-repeated="2" office:value-type="string" calcext:value-type="string">
            <text:p>altar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sempre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pasmados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assombroso</text:p>
          </table:table-cell>
        </table:table-row>
        <table:table-row table:style-name="ro1">
          <table:table-cell office:value-type="string" calcext:value-type="string">
            <text:p> </text:p>
          </table:table-cell>
          <table:table-cell office:value-type="string" calcext:value-type="string">
            <text:p>ebfd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mbaixador</text:p>
          </table:table-cell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Amém</text:p>
          </table:table-cell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ea51</text:p>
          </table:table-cell>
          <table:table-cell office:value-type="string" calcext:value-type="string">
            <text:p>Amminadab</text:p>
          </table:table-cell>
          <table:table-cell office:value-type="string" calcext:value-type="string">
            <text:p>Aminadabe</text:p>
          </table:table-cell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Amom</text:p>
          </table:table-cell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ec47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Amós</text:p>
          </table:table-cell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eb2e</text:p>
          </table:table-cell>
          <table:table-cell office:value-type="string" calcext:value-type="string">
            <text:p>Amphipolis</text:p>
          </table:table-cell>
          <table:table-cell office:value-type="string" calcext:value-type="string">
            <text:p>Anfípolis</text:p>
          </table:table-cell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ebb9</text:p>
          </table:table-cell>
          <table:table-cell table:number-columns-repeated="2" office:value-type="string" calcext:value-type="string">
            <text:p>Ampliatus</text:p>
          </table:table-cell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eb65</text:p>
          </table:table-cell>
          <table:table-cell table:number-columns-repeated="2" office:value-type="string" calcext:value-type="string">
            <text:p>Ananias</text:p>
          </table:table-cell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ec80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antepassado</text:p>
          </table:table-cell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André</text:p>
          </table:table-cell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Andrônico</text:p>
          </table:table-cell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njo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aiva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bravo</text:p>
          </table:table-cell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e102</text:p>
          </table:table-cell>
          <table:table-cell table:number-columns-repeated="2"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ás</text:p>
          </table:table-cell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eb63</text:p>
          </table:table-cell>
          <table:table-cell office:value-type="string" calcext:value-type="string">
            <text:p>Annas</text:p>
          </table:table-cell>
          <table:table-cell office:value-type="string" calcext:value-type="string">
            <text:p>Anás</text:p>
          </table:table-cell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ungido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mais_um</text:p>
          </table:table-cell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ed0e</text:p>
          </table:table-cell>
          <table:table-cell office:value-type="string" calcext:value-type="string">
            <text:p>Antichrist</text:p>
          </table:table-cell>
          <table:table-cell office:value-type="string" calcext:value-type="string">
            <text:p>Anticristo</text:p>
          </table:table-cell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eb58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Antioquia</text:p>
          </table:table-cell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ec01</text:p>
          </table:table-cell>
          <table:table-cell table:number-columns-repeated="2" office:value-type="string" calcext:value-type="string">
            <text:p>Antipas</text:p>
          </table:table-cell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eb9a</text:p>
          </table:table-cell>
          <table:table-cell office:value-type="string" calcext:value-type="string">
            <text:p>Antipatris</text:p>
          </table:table-cell>
          <table:table-cell office:value-type="string" calcext:value-type="string">
            <text:p>Antipátride</text:p>
          </table:table-cell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ebbb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Apeles</text:p>
          </table:table-cell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eb30</text:p>
          </table:table-cell>
          <table:table-cell office:value-type="string" calcext:value-type="string">
            <text:p>Apollonia <text:s text:c="10"/></text:p>
          </table:table-cell>
          <table:table-cell office:value-type="string" calcext:value-type="string">
            <text:p>Apolonia</text:p>
          </table:table-cell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eb3e</text:p>
          </table:table-cell>
          <table:table-cell office:value-type="string" calcext:value-type="string">
            <text:p>Apollos</text:p>
          </table:table-cell>
          <table:table-cell office:value-type="string" calcext:value-type="string">
            <text:p>Apolo</text:p>
          </table:table-cell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ebef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apóstolo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aparecer</text:p>
          </table:table-cell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ecf1</text:p>
          </table:table-cell>
          <table:table-cell office:value-type="string" calcext:value-type="string">
            <text:p>Apphia</text:p>
          </table:table-cell>
          <table:table-cell office:value-type="string" calcext:value-type="string">
            <text:p>Áfia</text:p>
          </table:table-cell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nomeado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ecd7</text:p>
          </table:table-cell>
          <table:table-cell table:number-columns-repeated="2" office:value-type="string" calcext:value-type="string">
            <text:p>Appolyon</text:p>
          </table:table-cell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eb17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Áquila</text:p>
          </table:table-cell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eb77</text:p>
          </table:table-cell>
          <table:table-cell office:value-type="string" calcext:value-type="string">
            <text:p>Arabia</text:p>
          </table:table-cell>
          <table:table-cell office:value-type="string" calcext:value-type="string">
            <text:p>Arábia</text:p>
          </table:table-cell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ece7</text:p>
          </table:table-cell>
          <table:table-cell office:value-type="string" calcext:value-type="string">
            <text:p>Archippus</text:p>
          </table:table-cell>
          <table:table-cell office:value-type="string" calcext:value-type="string">
            <text:p>Arquipo</text:p>
          </table:table-cell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ec35</text:p>
          </table:table-cell>
          <table:table-cell table:number-columns-repeated="2" office:value-type="string" calcext:value-type="string">
            <text:p>Areopagus</text:p>
          </table:table-cell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eca6</text:p>
          </table:table-cell>
          <table:table-cell table:number-columns-repeated="2" office:value-type="string" calcext:value-type="string">
            <text:p>Aretas</text:p>
          </table:table-cell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argumento</text:p>
          </table:table-cell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e34d</text:p>
          </table:table-cell>
          <table:table-cell office:value-type="string" calcext:value-type="string">
            <text:p>Arimathea</text:p>
          </table:table-cell>
          <table:table-cell office:value-type="string" calcext:value-type="string">
            <text:p>Arimateia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Levantar-se</text:p>
          </table:table-cell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ec10</text:p>
          </table:table-cell>
          <table:table-cell office:value-type="string" calcext:value-type="string">
            <text:p>Aristarchus</text:p>
          </table:table-cell>
          <table:table-cell office:value-type="string" calcext:value-type="string">
            <text:p>Aristarco</text:p>
          </table:table-cell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Aristóbulo</text:p>
          </table:table-cell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braço</text:p>
          </table:table-cell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ebbd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rmaduras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xército</text:p>
          </table:table-cell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ec52</text:p>
          </table:table-cell>
          <table:table-cell table:number-columns-repeated="2" office:value-type="string" calcext:value-type="string">
            <text:p>Arni</text:p>
          </table:table-cell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e31b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ao_redor</text:p>
          </table:table-cell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ec53</text:p>
          </table:table-cell>
          <table:table-cell office:value-type="string" calcext:value-type="string">
            <text:p>Arphaxad</text:p>
          </table:table-cell>
          <table:table-cell office:value-type="string" calcext:value-type="string">
            <text:p>Arfaxade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prender</text:p>
          </table:table-cell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ecbf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seta</text:p>
          </table:table-cell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ec34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Ártemas</text:p>
          </table:table-cell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ea5c</text:p>
          </table:table-cell>
          <table:table-cell table:number-columns-repeated="2" office:value-type="string" calcext:value-type="string">
            <text:p>Asa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ascender</text:p>
          </table:table-cell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cinza</text:p>
          </table:table-cell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nvergonhado</text:p>
          </table:table-cell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ebde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ser</text:p>
          </table:table-cell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Ashhur <text:s text:c="14"/></text:p>
          </table:table-cell>
          <table:table-cell office:value-type="string" calcext:value-type="string">
            <text:p>Terra_de_Aser</text:p>
          </table:table-cell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eb6f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Ásia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pergunta</text:p>
          </table:table-cell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eb20</text:p>
          </table:table-cell>
          <table:table-cell office:value-type="string" calcext:value-type="string">
            <text:p>Assos</text:p>
          </table:table-cell>
          <table:table-cell office:value-type="string" calcext:value-type="string">
            <text:p>Assôs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certeza</text:p>
          </table:table-cell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ebbe</text:p>
          </table:table-cell>
          <table:table-cell table:number-columns-repeated="2" office:value-type="string" calcext:value-type="string">
            <text:p>Asyncritius</text:p>
          </table:table-cell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Atenas</text:p>
          </table:table-cell>
        </table:table-row>
        <table:table-row table:style-name="ro1">
          <table:table-cell office:value-type="string" calcext:value-type="string">
            <text:p></text:p>
          </table:table-cell>
          <table:table-cell office:value-type="string" calcext:value-type="string">
            <text:p>eb31</text:p>
          </table:table-cell>
          <table:table-cell office:value-type="string" calcext:value-type="string">
            <text:p>Attalia</text:p>
          </table:table-cell>
          <table:table-cell office:value-type="string" calcext:value-type="string">
            <text:p>Atália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assitente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autor</text:p>
          </table:table-cell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autoridade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Vingar-se</text:p>
          </table:table-cell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ec54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desperto</text:p>
          </table:table-cell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longe</text:p>
          </table:table-cell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ea6c</text:p>
          </table:table-cell>
          <table:table-cell table:number-columns-repeated="2" office:value-type="string" calcext:value-type="string">
            <text:p>Azor</text:p>
          </table:table-cell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eb7e</text:p>
          </table:table-cell>
          <table:table-cell office:value-type="string" calcext:value-type="string">
            <text:p>Azotus</text:p>
          </table:table-cell>
          <table:table-cell office:value-type="string" calcext:value-type="string">
            <text:p>Azoto</text:p>
          </table:table-cell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ebbf</text:p>
          </table:table-cell>
          <table:table-cell table:number-columns-repeated="2" office:value-type="string" calcext:value-type="string">
            <text:p>Baal</text:p>
          </table:table-cell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bebê</text:p>
          </table:table-cell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Babilônia</text:p>
          </table:table-cell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e325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m_sentido_contrário</text:p>
          </table:table-cell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au</text:p>
          </table:table-cell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saco</text:p>
          </table:table-cell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eca1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Balaão</text:p>
          </table:table-cell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ebff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Balaque</text:p>
          </table:table-cell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ec55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banco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batismo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batizar</text:p>
          </table:table-cell>
        </table:table-row>
        <table:table-row table:style-name="ro1">
          <table:table-cell office:value-type="string" calcext:value-type="string">
            <text:p></text:p>
          </table:table-cell>
          <table:table-cell office:value-type="string" calcext:value-type="string">
            <text:p>ec89</text:p>
          </table:table-cell>
          <table:table-cell office:value-type="string" calcext:value-type="string">
            <text:p>Bar_Jesus_not_Christ</text:p>
          </table:table-cell>
          <table:table-cell office:value-type="string" calcext:value-type="string">
            <text:p>Bar_Jesus_não_Cristo</text:p>
          </table:table-cell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e36d</text:p>
          </table:table-cell>
          <table:table-cell office:value-type="string" calcext:value-type="string">
            <text:p>Barabbas</text:p>
          </table:table-cell>
          <table:table-cell office:value-type="string" calcext:value-type="string">
            <text:p>Barrabás</text:p>
          </table:table-cell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ea97</text:p>
          </table:table-cell>
          <table:table-cell office:value-type="string" calcext:value-type="string">
            <text:p>Barachiah</text:p>
          </table:table-cell>
          <table:table-cell office:value-type="string" calcext:value-type="string">
            <text:p>Baraquias</text:p>
          </table:table-cell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ed02</text:p>
          </table:table-cell>
          <table:table-cell office:value-type="string" calcext:value-type="string">
            <text:p>Barak</text:p>
          </table:table-cell>
          <table:table-cell office:value-type="string" calcext:value-type="string">
            <text:p>Baraque</text:p>
          </table:table-cell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ec2f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Barnabé</text:p>
          </table:table-cell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eb69</text:p>
          </table:table-cell>
          <table:table-cell table:number-columns-repeated="2" office:value-type="string" calcext:value-type="string">
            <text:p>Barsabbas</text:p>
          </table:table-cell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e362</text:p>
          </table:table-cell>
          <table:table-cell office:value-type="string" calcext:value-type="string">
            <text:p>Bartholomew</text:p>
          </table:table-cell>
          <table:table-cell office:value-type="string" calcext:value-type="string">
            <text:p>Bartolomeu</text:p>
          </table:table-cell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e36b</text:p>
          </table:table-cell>
          <table:table-cell table:number-columns-repeated="2" office:value-type="string" calcext:value-type="string">
            <text:p>Bartimaeus</text:p>
          </table:table-cell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cesta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atalha</text:p>
          </table:table-cell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ecef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suportar</text:p>
          </table:table-cell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tolerar</text:p>
          </table:table-cell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besta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batimento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belo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beleza</text:p>
          </table:table-cell>
        </table:table-row>
        <table:table-row table:style-name="ro1">
          <table:table-cell office:value-type="string" calcext:value-type="string">
            <text:p> 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porque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acenar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Tornar-se_pessoa</text:p>
          </table:table-cell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Tornar-se_uma_coisa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ama</text:p>
          </table:table-cell>
        </table:table-row>
        <table:table-row table:style-name="ro1">
          <table:table-cell office:value-type="string" calcext:value-type="string">
            <text:p> </text:p>
          </table:table-cell>
          <table:table-cell office:value-type="string" calcext:value-type="string">
            <text:p>e335</text:p>
          </table:table-cell>
          <table:table-cell table:number-columns-repeated="2" office:value-type="string" calcext:value-type="string">
            <text:p>Beelzebul</text:p>
          </table:table-cell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antes</text:p>
          </table:table-cell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implorar</text:p>
          </table:table-cell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começar</text:p>
          </table:table-cell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atrás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crer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Crente</text:p>
          </table:table-cell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e29d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into</text:p>
          </table:table-cell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eb4b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Benjamim</text:p>
          </table:table-cell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eda3</text:p>
          </table:table-cell>
          <table:table-cell table:number-columns-repeated="2" office:value-type="string" calcext:value-type="string">
            <text:p>Beor</text:p>
          </table:table-cell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eb13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Bereia</text:p>
          </table:table-cell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eb9e</text:p>
          </table:table-cell>
          <table:table-cell office:value-type="string" calcext:value-type="string">
            <text:p>Bernice</text:p>
          </table:table-cell>
          <table:table-cell office:value-type="string" calcext:value-type="string">
            <text:p>Berenice</text:p>
          </table:table-cell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ao_lado</text:p>
          </table:table-cell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lhor</text:p>
          </table:table-cell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Beânia</text:p>
          </table:table-cell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Betesda</text:p>
          </table:table-cell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ea45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Belém</text:p>
          </table:table-cell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e348</text:p>
          </table:table-cell>
          <table:table-cell office:value-type="string" calcext:value-type="string">
            <text:p>Bethphage</text:p>
          </table:table-cell>
          <table:table-cell office:value-type="string" calcext:value-type="string">
            <text:p>Betfagé</text:p>
          </table:table-cell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Bethsaida</text:p>
          </table:table-cell>
          <table:table-cell office:value-type="string" calcext:value-type="string">
            <text:p>Betsaida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trair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traição</text:p>
          </table:table-cell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melhor</text:p>
          </table:table-cell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ntre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Bíblia</text:p>
          </table:table-cell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e120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grande</text:p>
          </table:table-cell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e25c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ássaro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nascimento</text:p>
          </table:table-cell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eb48</text:p>
          </table:table-cell>
          <table:table-cell office:value-type="string" calcext:value-type="string">
            <text:p>Bithynia</text:p>
          </table:table-cell>
          <table:table-cell office:value-type="string" calcext:value-type="string">
            <text:p>Bitínia</text:p>
          </table:table-cell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ecd2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amargo</text:p>
          </table:table-cell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eb8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reto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blaspheme</text:p>
          </table:table-cell>
          <table:table-cell office:value-type="string" calcext:value-type="string">
            <text:p>blasfemar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blasfêmia</text:p>
          </table:table-cell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eb8d</text:p>
          </table:table-cell>
          <table:table-cell office:value-type="string" calcext:value-type="string">
            <text:p>Blastus</text:p>
          </table:table-cell>
          <table:table-cell office:value-type="string" calcext:value-type="string">
            <text:p>Blasto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ed01</text:p>
          </table:table-cell>
          <table:table-cell office:value-type="string" calcext:value-type="string">
            <text:p>blemish</text:p>
          </table:table-cell>
          <table:table-cell office:value-type="string" calcext:value-type="string">
            <text:p>defeito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abençoar</text:p>
          </table:table-cell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abençoado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bênção</text:p>
          </table:table-cell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cego</text:p>
          </table:table-cell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sangue</text:p>
          </table:table-cell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ecda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azul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alardear</text:p>
          </table:table-cell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e265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barco</text:p>
          </table:table-cell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ea54</text:p>
          </table:table-cell>
          <table:table-cell table:number-columns-repeated="2" office:value-type="string" calcext:value-type="string">
            <text:p>Boaz</text:p>
          </table:table-cell>
        </table:table-row>
        <table:table-row table:style-name="ro1">
          <table:table-cell office:value-type="string" calcext:value-type="string">
            <text:p><text:s/>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orpo</text:p>
          </table:table-cell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e0b2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osso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livro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nascer</text:p>
          </table:table-cell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fundo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limite</text:p>
          </table:table-cell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arco</text:p>
          </table:table-cell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ecc8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Arco-flecha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taça</text:p>
          </table:table-cell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e29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aixa</text:p>
          </table:table-cell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menino</text:p>
          </table:table-cell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meninos</text:p>
          </table:table-cell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ramificar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valente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pão</text:p>
          </table:table-cell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partir</text:p>
          </table:table-cell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ecd5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peitoral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fõlego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respirar</text:p>
          </table:table-cell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ebdb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subornar</text:p>
          </table:table-cell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noiva</text:p>
          </table:table-cell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brilhante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trazer</text:p>
          </table:table-cell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eb2c</text:p>
          </table:table-cell>
          <table:table-cell table:number-columns-repeated="2" office:value-type="string" calcext:value-type="string">
            <text:p>bronze</text:p>
          </table:table-cell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irmão</text:p>
          </table:table-cell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irmãos</text:p>
          </table:table-cell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dificar</text:p>
          </table:table-cell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e0a1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dificando</text:p>
          </table:table-cell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ec86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fardo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queimar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queimado</text:p>
          </table:table-cell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nterrar</text:p>
          </table:table-cell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porêm</text:p>
          </table:table-cell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comprar</text:p>
          </table:table-cell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César</text:p>
          </table:table-cell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e346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Cesareia</text:p>
          </table:table-cell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ea77</text:p>
          </table:table-cell>
          <table:table-cell office:value-type="string" calcext:value-type="string">
            <text:p>Caiaphas</text:p>
          </table:table-cell>
          <table:table-cell office:value-type="string" calcext:value-type="string">
            <text:p>Caifás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Caim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Cainã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ligar</text:p>
          </table:table-cell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e29f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camelo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pode</text:p>
          </table:table-cell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Caná</text:p>
          </table:table-cell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e33d</text:p>
          </table:table-cell>
          <table:table-cell office:value-type="string" calcext:value-type="string">
            <text:p>Canaan_land</text:p>
          </table:table-cell>
          <table:table-cell office:value-type="string" calcext:value-type="string">
            <text:p>Canaã</text:p>
          </table:table-cell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eb85</text:p>
          </table:table-cell>
          <table:table-cell table:number-columns-repeated="2" office:value-type="string" calcext:value-type="string">
            <text:p>Candace</text:p>
          </table:table-cell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e33a</text:p>
          </table:table-cell>
          <table:table-cell office:value-type="string" calcext:value-type="string">
            <text:p>Capernaum</text:p>
          </table:table-cell>
          <table:table-cell office:value-type="string" calcext:value-type="string">
            <text:p>Cafarnaum</text:p>
          </table:table-cell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eb74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Capadócia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cuidado</text:p>
          </table:table-cell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carpintero</text:p>
          </table:table-cell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ecad</text:p>
          </table:table-cell>
          <table:table-cell office:value-type="string" calcext:value-type="string">
            <text:p>Carpus</text:p>
          </table:table-cell>
          <table:table-cell office:value-type="string" calcext:value-type="string">
            <text:p>Carpo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carregar</text:p>
          </table:table-cell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o</text:p>
          </table:table-cell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pegar</text:p>
          </table:table-cell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ec36</text:p>
          </table:table-cell>
          <table:table-cell table:number-columns-repeated="2" office:value-type="string" calcext:value-type="string">
            <text:p>Cauda</text:p>
          </table:table-cell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eb3d</text:p>
          </table:table-cell>
          <table:table-cell office:value-type="string" calcext:value-type="string">
            <text:p>Cenchrea</text:p>
          </table:table-cell>
          <table:table-cell office:value-type="string" calcext:value-type="string">
            <text:p>Cencreia</text:p>
          </table:table-cell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censo</text:p>
          </table:table-cell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eb7a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centurião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Cefas</text:p>
          </table:table-cell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ec88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cermônia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cadeia</text:p>
          </table:table-cell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adeira</text:p>
          </table:table-cell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eb0e</text:p>
          </table:table-cell>
          <table:table-cell office:value-type="string" calcext:value-type="string">
            <text:p>Chaldea</text:p>
          </table:table-cell>
          <table:table-cell office:value-type="string" calcext:value-type="string">
            <text:p>Caldéia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mundança</text:p>
          </table:table-cell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capítulo</text:p>
          </table:table-cell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ec82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carruagem</text:p>
          </table:table-cell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iança</text:p>
          </table:table-cell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crianças</text:p>
          </table:table-cell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eb22</text:p>
          </table:table-cell>
          <table:table-cell office:value-type="string" calcext:value-type="string">
            <text:p>Chios</text:p>
          </table:table-cell>
          <table:table-cell office:value-type="string" calcext:value-type="string">
            <text:p>Quios</text:p>
          </table:table-cell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ebe2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Cloé</text:p>
          </table:table-cell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scolher</text:p>
          </table:table-cell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ea8f</text:p>
          </table:table-cell>
          <table:table-cell office:value-type="string" calcext:value-type="string">
            <text:p>Chorazin</text:p>
          </table:table-cell>
          <table:table-cell office:value-type="string" calcext:value-type="string">
            <text:p>Corazim</text:p>
          </table:table-cell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Cristo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ristão</text:p>
          </table:table-cell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ebfc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igreja</text:p>
          </table:table-cell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ec57</text:p>
          </table:table-cell>
          <table:table-cell office:value-type="string" calcext:value-type="string">
            <text:p>Chuza</text:p>
          </table:table-cell>
          <table:table-cell office:value-type="string" calcext:value-type="string">
            <text:p>Cuza</text:p>
          </table:table-cell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eb5b</text:p>
          </table:table-cell>
          <table:table-cell office:value-type="string" calcext:value-type="string">
            <text:p>Cilicia</text:p>
          </table:table-cell>
          <table:table-cell office:value-type="string" calcext:value-type="string">
            <text:p>Cilícia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circuncidar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circuncisão</text:p>
          </table:table-cell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eb98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cidadão</text:p>
          </table:table-cell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Clauda</text:p>
          </table:table-cell>
          <table:table-cell office:value-type="string" calcext:value-type="string">
            <text:p>Cauda</text:p>
          </table:table-cell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ecae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Cláudia</text:p>
          </table:table-cell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eb8a</text:p>
          </table:table-cell>
          <table:table-cell office:value-type="string" calcext:value-type="string">
            <text:p>Claudius</text:p>
          </table:table-cell>
          <table:table-cell office:value-type="string" calcext:value-type="string">
            <text:p>Cláudio</text:p>
          </table:table-cell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ebec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argila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limpo</text:p>
          </table:table-cell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ece3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Clemente</text:p>
          </table:table-cell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ec58</text:p>
          </table:table-cell>
          <table:table-cell table:number-columns-repeated="2" office:value-type="string" calcext:value-type="string">
            <text:p>Cleopas</text:p>
          </table:table-cell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capa</text:p>
          </table:table-cell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ebb5</text:p>
          </table:table-cell>
          <table:table-cell table:number-columns-repeated="2" office:value-type="string" calcext:value-type="string">
            <text:p>Clopas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char</text:p>
          </table:table-cell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e23f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fechado</text:p>
          </table:table-cell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vestir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roupas</text:p>
          </table:table-cell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nuvem</text:p>
          </table:table-cell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ec14</text:p>
          </table:table-cell>
          <table:table-cell office:value-type="string" calcext:value-type="string">
            <text:p>Cnidus</text:p>
          </table:table-cell>
          <table:table-cell office:value-type="string" calcext:value-type="string">
            <text:p>Cnido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Coorte</text:p>
          </table:table-cell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frio</text:p>
          </table:table-cell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e284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r</text:p>
          </table:table-cell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ece8</text:p>
          </table:table-cell>
          <table:table-cell office:value-type="string" calcext:value-type="string">
            <text:p>Colossae</text:p>
          </table:table-cell>
          <table:table-cell office:value-type="string" calcext:value-type="string">
            <text:p>Colossa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vir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sair</text:p>
          </table:table-cell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conforto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comando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mandamento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compaixão</text:p>
          </table:table-cell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mpleto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condenar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condemnation</text:p>
          </table:table-cell>
          <table:table-cell office:value-type="string" calcext:value-type="string">
            <text:p>condenação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confession</text:p>
          </table:table-cell>
          <table:table-cell office:value-type="string" calcext:value-type="string">
            <text:p>confissão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confiança</text:p>
          </table:table-cell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eb08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confundir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continuar</text:p>
          </table:table-cell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controlar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converter</text:p>
          </table:table-cell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ea59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Corinto</text:p>
          </table:table-cell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eb81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Cornélio</text:p>
          </table:table-cell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eb83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esquina</text:p>
          </table:table-cell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A_pedra_angular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corrigir</text:p>
          </table:table-cell>
        </table:table-row>
        <table:table-row table:style-name="ro1">
          <table:table-cell office:value-type="string" calcext:value-type="string">
            <text:p><text:s/> </text:p>
          </table:table-cell>
          <table:table-cell office:value-type="string" calcext:value-type="string">
            <text:p>ec59</text:p>
          </table:table-cell>
          <table:table-cell office:value-type="string" calcext:value-type="string">
            <text:p>Cosam</text:p>
          </table:table-cell>
          <table:table-cell office:value-type="string" calcext:value-type="string">
            <text:p>Cosã</text:p>
          </table:table-cell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eb5f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sofá</text:p>
          </table:table-cell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concílio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contado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aís</text:p>
          </table:table-cell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compatriotas</text:p>
          </table:table-cell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eb96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região_rural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coragem</text:p>
          </table:table-cell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pátio</text:p>
          </table:table-cell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pacto</text:p>
          </table:table-cell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cobrir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cobiçar</text:p>
          </table:table-cell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eb36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vaca</text:p>
          </table:table-cell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criar</text:p>
          </table:table-cell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ebc3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criação</text:p>
          </table:table-cell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ec22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Criador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crédito</text:p>
          </table:table-cell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ecaf</text:p>
          </table:table-cell>
          <table:table-cell table:number-columns-repeated="2" office:value-type="string" calcext:value-type="string">
            <text:p>Crescan</text:p>
          </table:table-cell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ec8d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Creta</text:p>
          </table:table-cell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eb3a</text:p>
          </table:table-cell>
          <table:table-cell office:value-type="string" calcext:value-type="string">
            <text:p>Crispus</text:p>
          </table:table-cell>
          <table:table-cell office:value-type="string" calcext:value-type="string">
            <text:p>Crispo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criticar</text:p>
          </table:table-cell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eb39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torcido</text:p>
          </table:table-cell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e038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cruz</text:p>
          </table:table-cell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multidão</text:p>
          </table:table-cell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eda4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coroa</text:p>
          </table:table-cell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crucificar</text:p>
          </table:table-cell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smagar</text:p>
          </table:table-cell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chorar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po</text:p>
          </table:table-cell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maldição</text:p>
          </table:table-cell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cortina</text:p>
          </table:table-cell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Cuxe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amortecer</text:p>
          </table:table-cell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eb10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costume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cortar</text:p>
          </table:table-cell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címbalo</text:p>
          </table:table-cell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hipre</text:p>
          </table:table-cell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eb59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Cirene</text:p>
          </table:table-cell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e344</text:p>
          </table:table-cell>
          <table:table-cell office:value-type="string" calcext:value-type="string">
            <text:p>Dalmanutha</text:p>
          </table:table-cell>
          <table:table-cell office:value-type="string" calcext:value-type="string">
            <text:p>Dalmanuta</text:p>
          </table:table-cell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ecb1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Dalmatía</text:p>
          </table:table-cell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Damaris</text:p>
          </table:table-cell>
          <table:table-cell office:value-type="string" calcext:value-type="string">
            <text:p>Dâmaris</text:p>
          </table:table-cell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ec31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Damasco</text:p>
          </table:table-cell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danzar</text:p>
          </table:table-cell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ea78</text:p>
          </table:table-cell>
          <table:table-cell table:number-columns-repeated="2" office:value-type="string" calcext:value-type="string">
            <text:p>Daniel</text:p>
          </table:table-cell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scuro</text:p>
          </table:table-cell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filha</text:p>
          </table:table-cell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filhas</text:p>
          </table:table-cell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e35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avi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ia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e120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diácono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morto</text:p>
          </table:table-cell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surdo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morte</text:p>
          </table:table-cell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e33e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Decápolis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nganar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nganador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deceição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profundo</text:p>
          </table:table-cell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ecb2</text:p>
          </table:table-cell>
          <table:table-cell table:number-columns-repeated="2" office:value-type="string" calcext:value-type="string">
            <text:p>Demes</text:p>
          </table:table-cell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eb1a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Demétrio</text:p>
          </table:table-cell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eb87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demônio</text:p>
          </table:table-cell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denário</text:p>
          </table:table-cell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negar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partir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profundidade</text:p>
          </table:table-cell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eb43</text:p>
          </table:table-cell>
          <table:table-cell table:number-columns-repeated="2" office:value-type="string" calcext:value-type="string">
            <text:p>Derbe</text:p>
          </table:table-cell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descer</text:p>
          </table:table-cell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eb60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descendente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eserto</text:p>
          </table:table-cell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merecer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desejo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destruir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destruição</text:p>
          </table:table-cell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ebb6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Dídimo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rrer</text:p>
          </table:table-cell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ecff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diferente</text:p>
          </table:table-cell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difícil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dignificar</text:p>
          </table:table-cell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eb78</text:p>
          </table:table-cell>
          <table:table-cell office:value-type="string" calcext:value-type="string">
            <text:p>Dionysius</text:p>
          </table:table-cell>
          <table:table-cell office:value-type="string" calcext:value-type="string">
            <text:p>Dionísio</text:p>
          </table:table-cell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ece2</text:p>
          </table:table-cell>
          <table:table-cell office:value-type="string" calcext:value-type="string">
            <text:p>Diotrephes</text:p>
          </table:table-cell>
          <table:table-cell office:value-type="string" calcext:value-type="string">
            <text:p>Diótrefes</text:p>
          </table:table-cell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e323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ireção</text:p>
          </table:table-cell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sujeira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sujo</text:p>
          </table:table-cell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discípulo</text:p>
          </table:table-cell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eda5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disciplina</text:p>
          </table:table-cell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desencorajar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doença</text:p>
          </table:table-cell>
        </table:table-row>
        <table:table-row table:style-name="ro1">
          <table:table-cell office:value-type="string" calcext:value-type="string">
            <text:p> 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prato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desobediência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desobedecer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ividir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divisão</text:p>
          </table:table-cell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divórcio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fazer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médico</text:p>
          </table:table-cell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ão</text:p>
          </table:table-cell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domínio</text:p>
          </table:table-cell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asno</text:p>
          </table:table-cell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e23e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porta</text:p>
          </table:table-cell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ec2c</text:p>
          </table:table-cell>
          <table:table-cell table:number-columns-repeated="2" office:value-type="string" calcext:value-type="string">
            <text:p>Dorcas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dúvida</text:p>
          </table:table-cell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massa</text:p>
          </table:table-cell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pomba</text:p>
          </table:table-cell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e319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baixo</text:p>
          </table:table-cell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ecdf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dragão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sonhar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beber</text:p>
          </table:table-cell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tambor</text:p>
          </table:table-cell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bêbado</text:p>
          </table:table-cell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eb9c</text:p>
          </table:table-cell>
          <table:table-cell office:value-type="string" calcext:value-type="string">
            <text:p>Drusilla</text:p>
          </table:table-cell>
          <table:table-cell office:value-type="string" calcext:value-type="string">
            <text:p>Drusila</text:p>
          </table:table-cell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eco</text:p>
          </table:table-cell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poeira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habitar</text:p>
          </table:table-cell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cc9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águia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orelha</text:p>
          </table:table-cell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ganhar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terra</text:p>
          </table:table-cell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terremoto</text:p>
          </table:table-cell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este</text:p>
          </table:table-cell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fácil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comer</text:p>
          </table:table-cell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c5a</text:p>
          </table:table-cell>
          <table:table-cell office:value-type="string" calcext:value-type="string">
            <text:p>Eber <text:s/></text:p>
          </table:table-cell>
          <table:table-cell office:value-type="string" calcext:value-type="string">
            <text:p>Héber</text:p>
          </table:table-cell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a44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ito</text:p>
          </table:table-cell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293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oito</text:p>
          </table:table-cell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b6d</text:p>
          </table:table-cell>
          <table:table-cell office:value-type="string" calcext:value-type="string">
            <text:p>Elam_land <text:s text:c="10"/></text:p>
          </table:table-cell>
          <table:table-cell office:value-type="string" calcext:value-type="string">
            <text:p>Elão</text:p>
          </table:table-cell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b62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anciãos</text:p>
          </table:table-cell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a70</text:p>
          </table:table-cell>
          <table:table-cell table:number-columns-repeated="2" office:value-type="string" calcext:value-type="string">
            <text:p>Eleazar</text:p>
          </table:table-cell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c9f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eleger</text:p>
          </table:table-cell>
        </table:table-row>
        <table:table-row table:style-name="ro1">
          <table:table-cell office:value-type="string" calcext:value-type="string">
            <text:p><text:s/> </text:p>
          </table:table-cell>
          <table:table-cell office:value-type="string" calcext:value-type="string">
            <text:p>ec44</text:p>
          </table:table-cell>
          <table:table-cell table:number-columns-repeated="2" office:value-type="string" calcext:value-type="string">
            <text:p>Eli</text:p>
          </table:table-cell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a6b</text:p>
          </table:table-cell>
          <table:table-cell office:value-type="string" calcext:value-type="string">
            <text:p>Eliakim</text:p>
          </table:table-cell>
          <table:table-cell office:value-type="string" calcext:value-type="string">
            <text:p>Eliaquim</text:p>
          </table:table-cell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c5b</text:p>
          </table:table-cell>
          <table:table-cell office:value-type="string" calcext:value-type="string">
            <text:p>Eliezer</text:p>
          </table:table-cell>
          <table:table-cell office:value-type="string" calcext:value-type="string">
            <text:p>Eliézer</text:p>
          </table:table-cell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lias</text:p>
          </table:table-cell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Eliseu</text:p>
          </table:table-cell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a6f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Eliúde</text:p>
          </table:table-cell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c3a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Isabel</text:p>
          </table:table-cell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c5d</text:p>
          </table:table-cell>
          <table:table-cell office:value-type="string" calcext:value-type="string">
            <text:p>Elmadam</text:p>
          </table:table-cell>
          <table:table-cell office:value-type="string" calcext:value-type="string">
            <text:p>Elmadã</text:p>
          </table:table-cell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c5e</text:p>
          </table:table-cell>
          <table:table-cell office:value-type="string" calcext:value-type="string">
            <text:p>Emmaus</text:p>
          </table:table-cell>
          <table:table-cell office:value-type="string" calcext:value-type="string">
            <text:p>Emaús</text:p>
          </table:table-cell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Emmor</text:p>
          </table:table-cell>
          <table:table-cell office:value-type="string" calcext:value-type="string">
            <text:p>Hamor</text:p>
          </table:table-cell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svaziar</text:p>
          </table:table-cell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ncorajar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fim</text:p>
          </table:table-cell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durar</text:p>
          </table:table-cell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inimigo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inimizade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Enoque</text:p>
          </table:table-cell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c60</text:p>
          </table:table-cell>
          <table:table-cell table:number-columns-repeated="2" office:value-type="string" calcext:value-type="string">
            <text:p>Enos</text:p>
          </table:table-cell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ntrar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inveja</text:p>
          </table:table-cell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pêneto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Epaphras</text:p>
          </table:table-cell>
          <table:table-cell office:value-type="string" calcext:value-type="string">
            <text:p>Epafras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Epafrodito</text:p>
          </table:table-cell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c0c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Éfeso</text:p>
          </table:table-cell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ba4</text:p>
          </table:table-cell>
          <table:table-cell office:value-type="string" calcext:value-type="string">
            <text:p>Ephraim_land <text:s text:c="7"/></text:p>
          </table:table-cell>
          <table:table-cell office:value-type="string" calcext:value-type="string">
            <text:p>Cidade_Efraim</text:p>
          </table:table-cell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Ephraim_man <text:s text:c="8"/></text:p>
          </table:table-cell>
          <table:table-cell office:value-type="string" calcext:value-type="string">
            <text:p>Efraim</text:p>
          </table:table-cell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c05</text:p>
          </table:table-cell>
          <table:table-cell office:value-type="string" calcext:value-type="string">
            <text:p>Epicurean</text:p>
          </table:table-cell>
          <table:table-cell office:value-type="string" calcext:value-type="string">
            <text:p>Epicureus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igual</text:p>
          </table:table-cell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c61</text:p>
          </table:table-cell>
          <table:table-cell table:number-columns-repeated="2"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c0e</text:p>
          </table:table-cell>
          <table:table-cell office:value-type="string" calcext:value-type="string">
            <text:p>Erastus</text:p>
          </table:table-cell>
          <table:table-cell office:value-type="string" calcext:value-type="string">
            <text:p>Erasto</text:p>
          </table:table-cell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saú</text:p>
          </table:table-cell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c49</text:p>
          </table:table-cell>
          <table:table-cell table:number-columns-repeated="2" office:value-type="string" calcext:value-type="string">
            <text:p>Esli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terno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ternidade</text:p>
          </table:table-cell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iópia</text:p>
          </table:table-cell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cb3</text:p>
          </table:table-cell>
          <table:table-cell office:value-type="string" calcext:value-type="string">
            <text:p>Eubulus</text:p>
          </table:table-cell>
          <table:table-cell office:value-type="string" calcext:value-type="string">
            <text:p>Êubulo</text:p>
          </table:table-cell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cb4</text:p>
          </table:table-cell>
          <table:table-cell table:number-columns-repeated="2" office:value-type="string" calcext:value-type="string">
            <text:p>Eunice</text:p>
          </table:table-cell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b8f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unuco</text:p>
          </table:table-cell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ece5</text:p>
          </table:table-cell>
          <table:table-cell table:number-columns-repeated="2" office:value-type="string" calcext:value-type="string">
            <text:p>Euodia</text:p>
          </table:table-cell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cd8</text:p>
          </table:table-cell>
          <table:table-cell office:value-type="string" calcext:value-type="string">
            <text:p>Euphrates_River</text:p>
          </table:table-cell>
          <table:table-cell office:value-type="string" calcext:value-type="string">
            <text:p>Rio_Eufrates</text:p>
          </table:table-cell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b1f</text:p>
          </table:table-cell>
          <table:table-cell office:value-type="string" calcext:value-type="string">
            <text:p>Eutychus</text:p>
          </table:table-cell>
          <table:table-cell office:value-type="string" calcext:value-type="string">
            <text:p>Êutico</text:p>
          </table:table-cell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vangelista</text:p>
          </table:table-cell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beb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angelista</text:p>
          </table:table-cell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noite</text:p>
          </table:table-cell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todos</text:p>
          </table:table-cell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tudo</text:p>
          </table:table-cell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m_toda_parte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exalt</text:p>
          </table:table-cell>
          <table:table-cell office:value-type="string" calcext:value-type="string">
            <text:p>exaltar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cf0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xemplo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xplicar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xplicação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olho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tecido</text:p>
          </table:table-cell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e203</text:p>
          </table:table-cell>
          <table:table-cell table:number-columns-repeated="2"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ec18</text:p>
          </table:table-cell>
          <table:table-cell office:value-type="string" calcext:value-type="string">
            <text:p>Fair_Haven</text:p>
          </table:table-cell>
          <table:table-cell office:value-type="string" calcext:value-type="string">
            <text:p>Refúgio_Justo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fé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fiel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fidelidade</text:p>
          </table:table-cell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air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e17f</text:p>
          </table:table-cell>
          <table:table-cell table:style-name="ce2" office:value-type="string" calcext:value-type="string">
            <text:p>false </text:p>
          </table:table-cell>
          <table:table-cell table:style-name="ce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família</text:p>
          </table:table-cell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fome</text:p>
          </table:table-cell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longe</text:p>
          </table:table-cell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ec83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despedida</text:p>
          </table:table-cell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fazenda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agricultor</text:p>
          </table:table-cell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jejuar_não_comer</text:p>
          </table:table-cell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rápida_velocidade</text:p>
          </table:table-cell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gordo</text:p>
          </table:table-cell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eb11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graxa_animal</text:p>
          </table:table-cell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pai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temor</text:p>
          </table:table-cell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festa</text:p>
          </table:table-cell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eb99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Félix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e20b</text:p>
          </table:table-cell>
          <table:table-cell table:number-columns-repeated="2" office:value-type="string" calcext:value-type="string">
            <text:p>festival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poucos</text:p>
          </table:table-cell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ampo</text:p>
          </table:table-cell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eda2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figo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luta</text:p>
          </table:table-cell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preencher</text:p>
          </table:table-cell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ncontrar</text:p>
          </table:table-cell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eba5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dedo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erminar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ogo</text:p>
          </table:table-cell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primeiro</text:p>
          </table:table-cell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e263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eixe</text:p>
          </table:table-cell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pescador</text:p>
          </table:table-cell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cinco</text:p>
          </table:table-cell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consertar</text:p>
          </table:table-cell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carne</text:p>
          </table:table-cell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e31d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sacudir</text:p>
          </table:table-cell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ece0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inundar</text:p>
          </table:table-cell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farinha</text:p>
          </table:table-cell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eb24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flor</text:p>
          </table:table-cell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flauta</text:p>
          </table:table-cell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e25b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voar</text:p>
          </table:table-cell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eguir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alimento</text:p>
          </table:table-cell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tolo</text:p>
          </table:table-cell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pé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para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strangeiro</text:p>
          </table:table-cell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eb79</text:p>
          </table:table-cell>
          <table:table-cell office:value-type="string" calcext:value-type="string">
            <text:p>foreknowledge</text:p>
          </table:table-cell>
          <table:table-cell office:value-type="string" calcext:value-type="string">
            <text:p>presciência</text:p>
          </table:table-cell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ec27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floresta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erdoar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perdão</text:p>
          </table:table-cell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eca4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Fortunato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adiante</text:p>
          </table:table-cell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fundação</text:p>
          </table:table-cell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e28f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quatro</text:p>
          </table:table-cell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raposa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perfumado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livre</text:p>
          </table:table-cell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ebe4</text:p>
          </table:table-cell>
          <table:table-cell office:value-type="string" calcext:value-type="string">
            <text:p>free_no_cost</text:p>
          </table:table-cell>
          <table:table-cell office:value-type="string" calcext:value-type="string">
            <text:p>livre_sem_costo</text:p>
          </table:table-cell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ec8e</text:p>
          </table:table-cell>
          <table:table-cell office:value-type="string" calcext:value-type="string">
            <text:p>Freedmen</text:p>
          </table:table-cell>
          <table:table-cell office:value-type="string" calcext:value-type="string">
            <text:p>Libertos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liberdade</text:p>
          </table:table-cell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amigo</text:p>
          </table:table-cell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ecf6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rã</text:p>
          </table:table-cell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sde</text:p>
          </table:table-cell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e27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fruta</text:p>
          </table:table-cell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cumprir</text:p>
          </table:table-cell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cheio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fútil</text:p>
          </table:table-cell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futuro</text:p>
          </table:table-cell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ec39</text:p>
          </table:table-cell>
          <table:table-cell table:number-columns-repeated="2" office:value-type="string" calcext:value-type="string">
            <text:p>Gabriel</text:p>
          </table:table-cell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ecbd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Gade</text:p>
          </table:table-cell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e33f</text:p>
          </table:table-cell>
          <table:table-cell table:number-columns-repeated="2" office:value-type="string" calcext:value-type="string">
            <text:p>Gadara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ganho</text:p>
          </table:table-cell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ec0f</text:p>
          </table:table-cell>
          <table:table-cell office:value-type="string" calcext:value-type="string">
            <text:p>Gaius</text:p>
          </table:table-cell>
          <table:table-cell office:value-type="string" calcext:value-type="string">
            <text:p>Gaio</text:p>
          </table:table-cell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eb46</text:p>
          </table:table-cell>
          <table:table-cell office:value-type="string" calcext:value-type="string">
            <text:p>Galatia</text:p>
          </table:table-cell>
          <table:table-cell office:value-type="string" calcext:value-type="string">
            <text:p>Galácia</text:p>
          </table:table-cell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Galilee</text:p>
          </table:table-cell>
          <table:table-cell office:value-type="string" calcext:value-type="string">
            <text:p>Galileia</text:p>
          </table:table-cell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eb3b</text:p>
          </table:table-cell>
          <table:table-cell office:value-type="string" calcext:value-type="string">
            <text:p>Gallio</text:p>
          </table:table-cell>
          <table:table-cell office:value-type="string" calcext:value-type="string">
            <text:p>Gálio</text:p>
          </table:table-cell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eb4d</text:p>
          </table:table-cell>
          <table:table-cell table:number-columns-repeated="2" office:value-type="string" calcext:value-type="string">
            <text:p>Gamaliel</text:p>
          </table:table-cell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portão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pessoas_reunidas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coisas_reunidas</text:p>
          </table:table-cell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eb7f</text:p>
          </table:table-cell>
          <table:table-cell table:number-columns-repeated="2" office:value-type="string" calcext:value-type="string">
            <text:p>Gaza</text:p>
          </table:table-cell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generação</text:p>
          </table:table-cell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Gennesaret</text:p>
          </table:table-cell>
          <table:table-cell office:value-type="string" calcext:value-type="string">
            <text:p>Genesaré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gentios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amável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gentileza</text:p>
          </table:table-cell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Gerasenes</text:p>
          </table:table-cell>
          <table:table-cell office:value-type="string" calcext:value-type="string">
            <text:p>Gerasenos</text:p>
          </table:table-cell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e34a</text:p>
          </table:table-cell>
          <table:table-cell office:value-type="string" calcext:value-type="string">
            <text:p>Gethsemane</text:p>
          </table:table-cell>
          <table:table-cell office:value-type="string" calcext:value-type="string">
            <text:p>Getsêmani</text:p>
          </table:table-cell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ed03</text:p>
          </table:table-cell>
          <table:table-cell office:value-type="string" calcext:value-type="string">
            <text:p>Gideon</text:p>
          </table:table-cell>
          <table:table-cell office:value-type="string" calcext:value-type="string">
            <text:p>Gideão</text:p>
          </table:table-cell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presente</text:p>
          </table:table-cell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menina</text:p>
          </table:table-cell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meninas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dar</text:p>
          </table:table-cell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ecd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vidro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glorificar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glória</text:p>
          </table:table-cell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glutonaria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descer</text:p>
          </table:table-cell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bode</text:p>
          </table:table-cell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e036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Deus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piedoso</text:p>
          </table:table-cell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ecf7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Gogue</text:p>
          </table:table-cell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eb2a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uro</text:p>
          </table:table-cell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Gólgota</text:p>
          </table:table-cell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ea7a</text:p>
          </table:table-cell>
          <table:table-cell office:value-type="string" calcext:value-type="string">
            <text:p>Gomorrah</text:p>
          </table:table-cell>
          <table:table-cell office:value-type="string" calcext:value-type="string">
            <text:p>Gomorra</text:p>
          </table:table-cell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ebe5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gongo</text:p>
          </table:table-cell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e096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om</text:p>
          </table:table-cell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good_news</text:p>
          </table:table-cell>
          <table:table-cell office:value-type="string" calcext:value-type="string">
            <text:p>boas_novas</text:p>
          </table:table-cell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vangelho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governador</text:p>
          </table:table-cell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graça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grão</text:p>
          </table:table-cell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ecf4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uva</text:p>
          </table:table-cell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ea33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rama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grato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gratidão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sepultar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grande</text:p>
          </table:table-cell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e345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écia</text:p>
          </table:table-cell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cobiça</text:p>
          </table:table-cell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ecd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verde</text:p>
          </table:table-cell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saudação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ntristecer</text:p>
          </table:table-cell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moer</text:p>
          </table:table-cell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noivo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terreno</text:p>
          </table:table-cell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ground_soil</text:p>
          </table:table-cell>
          <table:table-cell office:value-type="string" calcext:value-type="string">
            <text:p>solo_arável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crescer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crescimento</text:p>
          </table:table-cell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guarda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culpa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culpado</text:p>
          </table:table-cell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Agar</text:p>
          </table:table-cell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saraiva</text:p>
          </table:table-cell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ecdd</text:p>
          </table:table-cell>
          <table:table-cell office:value-type="string" calcext:value-type="string">
            <text:p>hail_storm</text:p>
          </table:table-cell>
          <table:table-cell office:value-type="string" calcext:value-type="string">
            <text:p>tormenta_granizo</text:p>
          </table:table-cell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abelo</text:p>
          </table:table-cell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ea22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metade</text:p>
          </table:table-cell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eb5d</text:p>
          </table:table-cell>
          <table:table-cell table:number-columns-repeated="2" office:value-type="string" calcext:value-type="string">
            <text:p>Hamor</text:p>
          </table:table-cell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e071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mão</text:p>
          </table:table-cell>
        </table:table-row>
        <table:table-row table:style-name="ro1">
          <table:table-cell office:value-type="string" calcext:value-type="string">
            <text:p> 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feliz</text:p>
          </table:table-cell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eb0b</text:p>
          </table:table-cell>
          <table:table-cell office:value-type="string" calcext:value-type="string">
            <text:p>Haran_land</text:p>
          </table:table-cell>
          <table:table-cell office:value-type="string" calcext:value-type="string">
            <text:p>Harã</text:p>
          </table:table-cell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difícil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harlot</text:p>
          </table:table-cell>
          <table:table-cell office:value-type="string" calcext:value-type="string">
            <text:p>prostituta</text:p>
          </table:table-cell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ecc6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harpa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áspero</text:p>
          </table:table-cell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colheita</text:p>
          </table:table-cell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segador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ódio</text:p>
          </table:table-cell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ter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ve_to</text:p>
          </table:table-cell>
          <table:table-cell office:value-type="string" calcext:value-type="string">
            <text:p>tem_que</text:p>
          </table:table-cell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abeça</text:p>
          </table:table-cell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curar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curador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ura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saudável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ouvir</text:p>
          </table:table-cell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e29a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coração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calor</text:p>
          </table:table-cell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céu</text:p>
          </table:table-cell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pesado</text:p>
          </table:table-cell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ec8f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Hebreus</text:p>
          </table:table-cell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cerca</text:p>
          </table:table-cell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ecc1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altura</text:p>
          </table:table-cell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herdeiro</text:p>
          </table:table-cell>
        </table:table-row>
        <table:table-row table:style-name="ro1">
          <table:table-cell office:value-type="string" calcext:value-type="string">
            <text:p><text:s/> 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Eli</text:p>
          </table:table-cell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inferno</text:p>
          </table:table-cell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ajudar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ajudante</text:p>
          </table:table-cell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aqui</text:p>
          </table:table-cell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ebc4</text:p>
          </table:table-cell>
          <table:table-cell table:number-columns-repeated="2" office:value-type="string" calcext:value-type="string">
            <text:p>Hermas</text:p>
          </table:table-cell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eb2f</text:p>
          </table:table-cell>
          <table:table-cell office:value-type="string" calcext:value-type="string">
            <text:p>Hermes_idol</text:p>
          </table:table-cell>
          <table:table-cell office:value-type="string" calcext:value-type="string">
            <text:p>Hermes_ídolo</text:p>
          </table:table-cell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ebed</text:p>
          </table:table-cell>
          <table:table-cell office:value-type="string" calcext:value-type="string">
            <text:p>Hermes_man</text:p>
          </table:table-cell>
          <table:table-cell office:value-type="string" calcext:value-type="string">
            <text:p>Hermes</text:p>
          </table:table-cell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ecb5</text:p>
          </table:table-cell>
          <table:table-cell office:value-type="string" calcext:value-type="string">
            <text:p>Hermogenes</text:p>
          </table:table-cell>
          <table:table-cell office:value-type="string" calcext:value-type="string">
            <text:p>Hermógenes</text:p>
          </table:table-cell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Herod </text:p>
          </table:table-cell>
          <table:table-cell office:value-type="string" calcext:value-type="string">
            <text:p>Herodes</text:p>
          </table:table-cell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ea05</text:p>
          </table:table-cell>
          <table:table-cell office:value-type="string" calcext:value-type="string">
            <text:p>Herodians</text:p>
          </table:table-cell>
          <table:table-cell office:value-type="string" calcext:value-type="string">
            <text:p>Herodianos</text:p>
          </table:table-cell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e355</text:p>
          </table:table-cell>
          <table:table-cell table:number-columns-repeated="2" office:value-type="string" calcext:value-type="string">
            <text:p>Herodias</text:p>
          </table:table-cell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ebf1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Herodião</text:p>
          </table:table-cell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Hezekiah</text:p>
          </table:table-cell>
          <table:table-cell office:value-type="string" calcext:value-type="string">
            <text:p>Ezequias</text:p>
          </table:table-cell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ea4f</text:p>
          </table:table-cell>
          <table:table-cell office:value-type="string" calcext:value-type="string">
            <text:p>Hezron</text:p>
          </table:table-cell>
          <table:table-cell office:value-type="string" calcext:value-type="string">
            <text:p>Hezrom</text:p>
          </table:table-cell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sconder</text:p>
          </table:table-cell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ece9</text:p>
          </table:table-cell>
          <table:table-cell office:value-type="string" calcext:value-type="string">
            <text:p>Hierapolis</text:p>
          </table:table-cell>
          <table:table-cell office:value-type="string" calcext:value-type="string">
            <text:p>Hierápolis</text:p>
          </table:table-cell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monte</text:p>
          </table:table-cell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contratar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bater</text:p>
          </table:table-cell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e302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orifício</text:p>
          </table:table-cell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santo</text:p>
          </table:table-cell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mel</text:p>
          </table:table-cell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honra</text:p>
          </table:table-cell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sperança</text:p>
          </table:table-cell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ecc5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chifre</text:p>
          </table:table-cell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e303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abalo</text:p>
          </table:table-cell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Hosana</text:p>
          </table:table-cell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Oseias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quente</text:p>
          </table:table-cell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hora</text:p>
          </table:table-cell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e171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asa</text:p>
          </table:table-cell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como</text:p>
          </table:table-cell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quanto_tempo</text:p>
          </table:table-cell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natureza_humana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humilde</text:p>
          </table:table-cell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humiliate</text:p>
          </table:table-cell>
          <table:table-cell office:value-type="string" calcext:value-type="string">
            <text:p>humilhar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humildade</text:p>
          </table:table-cell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faminto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ferir</text:p>
          </table:table-cell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sposo</text:p>
          </table:table-cell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ecaa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Himeneu</text:p>
          </table:table-cell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hino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hipócrita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e166</text:p>
          </table:table-cell>
          <table:table-cell table:number-columns-repeated="2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ec1f</text:p>
          </table:table-cell>
          <table:table-cell office:value-type="string" calcext:value-type="string">
            <text:p>Iconium</text:p>
          </table:table-cell>
          <table:table-cell office:value-type="string" calcext:value-type="string">
            <text:p>Icônio</text:p>
          </table:table-cell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ídolo</text:p>
          </table:table-cell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e378</text:p>
          </table:table-cell>
          <table:table-cell office:value-type="string" calcext:value-type="string">
            <text:p>Idumea</text:p>
          </table:table-cell>
          <table:table-cell office:value-type="string" calcext:value-type="string">
            <text:p>Idumeia</text:p>
          </table:table-cell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ignorância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ignorante</text:p>
          </table:table-cell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Ilírico</text:p>
          </table:table-cell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imensurável</text:p>
          </table:table-cell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imediatamente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importante</text:p>
          </table:table-cell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impossível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aprisionar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impuro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m</text:p>
          </table:table-cell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m_frente</text:p>
          </table:table-cell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ec98</text:p>
          </table:table-cell>
          <table:table-cell office:value-type="string" calcext:value-type="string">
            <text:p>incense</text:p>
          </table:table-cell>
          <table:table-cell office:value-type="string" calcext:value-type="string">
            <text:p>incenso</text:p>
          </table:table-cell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herança</text:p>
          </table:table-cell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e304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inseto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insistir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insulto</text:p>
          </table:table-cell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eb29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erro</text:p>
          </table:table-cell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e374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Isaque</text:p>
          </table:table-cell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e372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Isaías</text:p>
          </table:table-cell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eb05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ilha</text:p>
          </table:table-cell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ea04</text:p>
          </table:table-cell>
          <table:table-cell table:number-columns-repeated="2" office:value-type="string" calcext:value-type="string">
            <text:p>Israel</text:p>
          </table:table-cell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ecce</text:p>
          </table:table-cell>
          <table:table-cell office:value-type="string" calcext:value-type="string">
            <text:p>Issachar</text:p>
          </table:table-cell>
          <table:table-cell office:value-type="string" calcext:value-type="string">
            <text:p>Issacar</text:p>
          </table:table-cell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ec9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ália</text:p>
          </table:table-cell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ec3e</text:p>
          </table:table-cell>
          <table:table-cell office:value-type="string" calcext:value-type="string">
            <text:p>Ituraea</text:p>
          </table:table-cell>
          <table:table-cell office:value-type="string" calcext:value-type="string">
            <text:p>Itureia</text:p>
          </table:table-cell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e375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Jacó</text:p>
          </table:table-cell>
        </table:table-row>
        <table:table-row table:style-name="ro1">
          <table:table-cell office:value-type="string" calcext:value-type="string">
            <text:p></text:p>
          </table:table-cell>
          <table:table-cell office:value-type="string" calcext:value-type="string">
            <text:p>ea72</text:p>
          </table:table-cell>
          <table:table-cell office:value-type="string" calcext:value-type="string">
            <text:p>Jacob(NT)</text:p>
          </table:table-cell>
          <table:table-cell office:value-type="string" calcext:value-type="string">
            <text:p>Jacó_(NT)</text:p>
          </table:table-cell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e367</text:p>
          </table:table-cell>
          <table:table-cell office:value-type="string" calcext:value-type="string">
            <text:p>Jairus</text:p>
          </table:table-cell>
          <table:table-cell office:value-type="string" calcext:value-type="string">
            <text:p>Jairo</text:p>
          </table:table-cell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ecbc</text:p>
          </table:table-cell>
          <table:table-cell table:number-columns-repeated="2" office:value-type="string" calcext:value-type="string">
            <text:p>Jambres</text:p>
          </table:table-cell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e358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Tiago</text:p>
          </table:table-cell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e376</text:p>
          </table:table-cell>
          <table:table-cell office:value-type="string" calcext:value-type="string">
            <text:p>James_the_Disciple</text:p>
          </table:table-cell>
          <table:table-cell office:value-type="string" calcext:value-type="string">
            <text:p>Tiago_o_Discípulo</text:p>
          </table:table-cell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ec46</text:p>
          </table:table-cell>
          <table:table-cell office:value-type="string" calcext:value-type="string">
            <text:p>Jannai</text:p>
          </table:table-cell>
          <table:table-cell office:value-type="string" calcext:value-type="string">
            <text:p>Janai</text:p>
          </table:table-cell>
        </table:table-row>
        <table:table-row table:style-name="ro1">
          <table:table-cell office:value-type="string" calcext:value-type="string">
            <text:p> </text:p>
          </table:table-cell>
          <table:table-cell office:value-type="string" calcext:value-type="string">
            <text:p>ecbe</text:p>
          </table:table-cell>
          <table:table-cell office:value-type="string" calcext:value-type="string">
            <text:p>Jannes</text:p>
          </table:table-cell>
          <table:table-cell office:value-type="string" calcext:value-type="string">
            <text:p>Janes</text:p>
          </table:table-cell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arra</text:p>
          </table:table-cell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ec62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Jarede</text:p>
          </table:table-cell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eb64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Janom</text:p>
          </table:table-cell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ea66</text:p>
          </table:table-cell>
          <table:table-cell office:value-type="string" calcext:value-type="string">
            <text:p>Jechoniah</text:p>
          </table:table-cell>
          <table:table-cell office:value-type="string" calcext:value-type="string">
            <text:p>Jeconias</text:p>
          </table:table-cell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ea5d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Josafá</text:p>
          </table:table-cell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ed04</text:p>
          </table:table-cell>
          <table:table-cell office:value-type="string" calcext:value-type="string">
            <text:p>Jephthah</text:p>
          </table:table-cell>
          <table:table-cell office:value-type="string" calcext:value-type="string">
            <text:p>Jefté</text:p>
          </table:table-cell>
        </table:table-row>
        <table:table-row table:style-name="ro1">
          <table:table-cell office:value-type="string" calcext:value-type="string">
            <text:p> </text:p>
          </table:table-cell>
          <table:table-cell office:value-type="string" calcext:value-type="string">
            <text:p>ea28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Jeremias</text:p>
          </table:table-cell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ea08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Jericó</text:p>
          </table:table-cell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Jerusalém</text:p>
          </table:table-cell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ea58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Jessé</text:p>
          </table:table-cell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e037</text:p>
          </table:table-cell>
          <table:table-cell table:number-columns-repeated="2" office:value-type="string" calcext:value-type="string">
            <text:p>Jesus</text:p>
          </table:table-cell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Jesus_not_Christ</text:p>
          </table:table-cell>
          <table:table-cell office:value-type="string" calcext:value-type="string">
            <text:p>Jesus_não_Cristo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Judeus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Judaico</text:p>
          </table:table-cell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eca2</text:p>
          </table:table-cell>
          <table:table-cell office:value-type="string" calcext:value-type="string">
            <text:p>Jezebel</text:p>
          </table:table-cell>
          <table:table-cell office:value-type="string" calcext:value-type="string">
            <text:p>Jezabel</text:p>
          </table:table-cell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ec4c</text:p>
          </table:table-cell>
          <table:table-cell office:value-type="string" calcext:value-type="string">
            <text:p>Joanan</text:p>
          </table:table-cell>
          <table:table-cell office:value-type="string" calcext:value-type="string">
            <text:p>Joanã</text:p>
          </table:table-cell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ec63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Joana</text:p>
          </table:table-cell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ed0b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Jó</text:p>
          </table:table-cell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Joda</text:p>
          </table:table-cell>
          <table:table-cell office:value-type="string" calcext:value-type="string">
            <text:p>Jodá</text:p>
          </table:table-cell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ec92</text:p>
          </table:table-cell>
          <table:table-cell table:number-columns-repeated="2" office:value-type="string" calcext:value-type="string">
            <text:p>Joel</text:p>
          </table:table-cell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João</text:p>
          </table:table-cell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e336</text:p>
          </table:table-cell>
          <table:table-cell office:value-type="string" calcext:value-type="string">
            <text:p>John_the_Baptist</text:p>
          </table:table-cell>
          <table:table-cell office:value-type="string" calcext:value-type="string">
            <text:p>João_o_Batista</text:p>
          </table:table-cell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John_the_Disciple</text:p>
          </table:table-cell>
          <table:table-cell office:value-type="string" calcext:value-type="string">
            <text:p>João_o_Discípulo</text:p>
          </table:table-cell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e0c5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Jonas</text:p>
          </table:table-cell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ea29</text:p>
          </table:table-cell>
          <table:table-cell office:value-type="string" calcext:value-type="string">
            <text:p>Jonah_Simons_father</text:p>
          </table:table-cell>
          <table:table-cell office:value-type="string" calcext:value-type="string">
            <text:p>Jonas_pai_Simão</text:p>
          </table:table-cell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ec9b</text:p>
          </table:table-cell>
          <table:table-cell office:value-type="string" calcext:value-type="string">
            <text:p>Jonam</text:p>
          </table:table-cell>
          <table:table-cell office:value-type="string" calcext:value-type="string">
            <text:p>Jonã</text:p>
          </table:table-cell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ec2d</text:p>
          </table:table-cell>
          <table:table-cell office:value-type="string" calcext:value-type="string">
            <text:p>Joppa</text:p>
          </table:table-cell>
          <table:table-cell office:value-type="string" calcext:value-type="string">
            <text:p>Jope</text:p>
          </table:table-cell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ea5e</text:p>
          </table:table-cell>
          <table:table-cell office:value-type="string" calcext:value-type="string">
            <text:p>Joram</text:p>
          </table:table-cell>
          <table:table-cell office:value-type="string" calcext:value-type="string">
            <text:p>Jorão</text:p>
          </table:table-cell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e34f</text:p>
          </table:table-cell>
          <table:table-cell office:value-type="string" calcext:value-type="string">
            <text:p>Jordan_River</text:p>
          </table:table-cell>
          <table:table-cell office:value-type="string" calcext:value-type="string">
            <text:p>Rio_Jordão</text:p>
          </table:table-cell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ec64</text:p>
          </table:table-cell>
          <table:table-cell table:number-columns-repeated="2" office:value-type="string" calcext:value-type="string">
            <text:p>Jorim</text:p>
          </table:table-cell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ea15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José</text:p>
          </table:table-cell>
        </table:table-row>
        <table:table-row table:style-name="ro1">
          <table:table-cell office:value-type="string" calcext:value-type="string">
            <text:p></text:p>
          </table:table-cell>
          <table:table-cell office:value-type="string" calcext:value-type="string">
            <text:p>ea73</text:p>
          </table:table-cell>
          <table:table-cell office:value-type="string" calcext:value-type="string">
            <text:p>Joseph(NT)</text:p>
          </table:table-cell>
          <table:table-cell office:value-type="string" calcext:value-type="string">
            <text:p>José(NT)</text:p>
          </table:table-cell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e369</text:p>
          </table:table-cell>
          <table:table-cell office:value-type="string" calcext:value-type="string">
            <text:p>Joses</text:p>
          </table:table-cell>
          <table:table-cell office:value-type="string" calcext:value-type="string">
            <text:p>José</text:p>
          </table:table-cell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Josué</text:p>
          </table:table-cell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Josias</text:p>
          </table:table-cell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eb82</text:p>
          </table:table-cell>
          <table:table-cell office:value-type="string" calcext:value-type="string">
            <text:p>Jotham </text:p>
          </table:table-cell>
          <table:table-cell office:value-type="string" calcext:value-type="string">
            <text:p>Jotão</text:p>
          </table:table-cell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ea60</text:p>
          </table:table-cell>
          <table:table-cell table:number-columns-repeated="2" office:value-type="string" calcext:value-type="string">
            <text:p>Jothan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jornada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alegria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Juda </text:p>
          </table:table-cell>
          <table:table-cell office:value-type="string" calcext:value-type="string">
            <text:p>Judas</text:p>
          </table:table-cell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ea4b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Judá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e368</text:p>
          </table:table-cell>
          <table:table-cell table:number-columns-repeated="2" office:value-type="string" calcext:value-type="string">
            <text:p>Judas</text:p>
          </table:table-cell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e365</text:p>
          </table:table-cell>
          <table:table-cell office:value-type="string" calcext:value-type="string">
            <text:p>Judas_Iscariot</text:p>
          </table:table-cell>
          <table:table-cell office:value-type="string" calcext:value-type="string">
            <text:p>Judas_Iscariotes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Judas_not_Iscariot</text:p>
          </table:table-cell>
          <table:table-cell office:value-type="string" calcext:value-type="string">
            <text:p>Judas_não_Iscariotes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Judas</text:p>
          </table:table-cell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e339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Judeia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juíz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julgamento</text:p>
          </table:table-cell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Júlia</text:p>
          </table:table-cell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ec07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Júlio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ltar</text:p>
          </table:table-cell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Júnias</text:p>
          </table:table-cell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justiça</text:p>
          </table:table-cell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eb4f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justificar</text:p>
          </table:table-cell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eb6a</text:p>
          </table:table-cell>
          <table:table-cell office:value-type="string" calcext:value-type="string">
            <text:p>Justus</text:p>
          </table:table-cell>
          <table:table-cell office:value-type="string" calcext:value-type="string">
            <text:p>Justo</text:p>
          </table:table-cell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manter</text:p>
          </table:table-cell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have</text:p>
          </table:table-cell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Vale_Cedrom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matar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kind_nice</text:p>
          </table:table-cell>
          <table:table-cell office:value-type="string" calcext:value-type="string">
            <text:p>amável__gentil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kind_same</text:p>
          </table:table-cell>
          <table:table-cell office:value-type="string" calcext:value-type="string">
            <text:p>amável_mesmo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amabilidade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rei</text:p>
          </table:table-cell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reino</text:p>
          </table:table-cell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eb49</text:p>
          </table:table-cell>
          <table:table-cell office:value-type="string" calcext:value-type="string">
            <text:p>Kish</text:p>
          </table:table-cell>
          <table:table-cell office:value-type="string" calcext:value-type="string">
            <text:p>Quis</text:p>
          </table:table-cell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beijo</text:p>
          </table:table-cell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ajoelhar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faca</text:p>
          </table:table-cell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eb8b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bater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atar</text:p>
          </table:table-cell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conhecer</text:p>
          </table:table-cell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conhecimento</text:p>
          </table:table-cell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ecf3</text:p>
          </table:table-cell>
          <table:table-cell office:value-type="string" calcext:value-type="string">
            <text:p>Korah</text:p>
          </table:table-cell>
          <table:table-cell office:value-type="string" calcext:value-type="string">
            <text:p>Corá</text:p>
          </table:table-cell>
        </table:table-row>
        <table:table-row table:style-name="ro1">
          <table:table-cell office:value-type="string" calcext:value-type="string">
            <text:p> </text:p>
          </table:table-cell>
          <table:table-cell office:value-type="string" calcext:value-type="string">
            <text:p>ec65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lago</text:p>
          </table:table-cell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ec66</text:p>
          </table:table-cell>
          <table:table-cell office:value-type="string" calcext:value-type="string">
            <text:p>Lamech</text:p>
          </table:table-cell>
          <table:table-cell office:value-type="string" calcext:value-type="string">
            <text:p>Lameque</text:p>
          </table:table-cell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lámpada</text:p>
          </table:table-cell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candelabro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terra</text:p>
          </table:table-cell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íngua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Laodiceia</text:p>
          </table:table-cell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ec16</text:p>
          </table:table-cell>
          <table:table-cell table:number-columns-repeated="2" office:value-type="string" calcext:value-type="string">
            <text:p>Lasea</text:p>
          </table:table-cell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última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tarde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mais_tarde</text:p>
          </table:table-cell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atim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rir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riso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lei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legal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ilegalidade</text:p>
          </table:table-cell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ec67</text:p>
          </table:table-cell>
          <table:table-cell office:value-type="string" calcext:value-type="string">
            <text:p>Lazarus</text:p>
          </table:table-cell>
          <table:table-cell office:value-type="string" calcext:value-type="string">
            <text:p>Lázaro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liderança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lead_astray</text:p>
          </table:table-cell>
          <table:table-cell office:value-type="string" calcext:value-type="string">
            <text:p>desviar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líder</text:p>
          </table:table-cell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folha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saltar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aprender</text:p>
          </table:table-cell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arrendamento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mínimo</text:p>
          </table:table-cell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couro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deixar</text:p>
          </table:table-cell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fermentar</text:p>
          </table:table-cell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e0f4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squerda</text:p>
          </table:table-cell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ebe0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perna</text:p>
          </table:table-cell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Legião</text:p>
          </table:table-cell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ecc2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omprimento</text:p>
          </table:table-cell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ecf8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leopardo</text:p>
          </table:table-cell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lepra</text:p>
          </table:table-cell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eb84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carta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ível</text:p>
          </table:table-cell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eb1b</text:p>
          </table:table-cell>
          <table:table-cell table:number-columns-repeated="2" office:value-type="string" calcext:value-type="string">
            <text:p>Levi</text:p>
          </table:table-cell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Levi_Matthew</text:p>
          </table:table-cell>
          <table:table-cell office:value-type="string" calcext:value-type="string">
            <text:p>Levi_Mateus</text:p>
          </table:table-cell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Levite</text:p>
          </table:table-cell>
          <table:table-cell office:value-type="string" calcext:value-type="string">
            <text:p>Levita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mentira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deitar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vida</text:p>
          </table:table-cell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levantar</text:p>
          </table:table-cell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luz</text:p>
          </table:table-cell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relâmpago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ike </text:p>
          </table:table-cell>
          <table:table-cell office:value-type="string" calcext:value-type="string">
            <text:p>como</text:p>
          </table:table-cell>
        </table:table-row>
        <table:table-row table:style-name="ro1">
          <table:table-cell office:value-type="string" calcext:value-type="string">
            <text:p></text:p>
          </table:table-cell>
          <table:table-cell office:value-type="string" calcext:value-type="string">
            <text:p>ea20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linho</text:p>
          </table:table-cell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ecb0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Lino</text:p>
          </table:table-cell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ecb6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leão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viver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pão</text:p>
          </table:table-cell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ecd4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gafanhoto</text:p>
          </table:table-cell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ecb7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Loide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longo_sofrimento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looks_like</text:p>
          </table:table-cell>
          <table:table-cell office:value-type="string" calcext:value-type="string">
            <text:p>parece_que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senhor</text:p>
          </table:table-cell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perdido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lote</text:p>
          </table:table-cell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Ló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grande_quantidade</text:p>
          </table:table-cell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ebe8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m_alta_voz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amor</text:p>
          </table:table-cell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lower_adj</text:p>
          </table:table-cell>
          <table:table-cell office:value-type="string" calcext:value-type="string">
            <text:p>baixo_adj.</text:p>
          </table:table-cell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baixo_verbo</text:p>
          </table:table-cell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ec93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Lúcio</text:p>
          </table:table-cell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eb68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Lucas</text:p>
          </table:table-cell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lunático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concupiscência</text:p>
          </table:table-cell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Lybia</text:p>
          </table:table-cell>
          <table:table-cell office:value-type="string" calcext:value-type="string">
            <text:p>Líbia</text:p>
          </table:table-cell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eb51</text:p>
          </table:table-cell>
          <table:table-cell office:value-type="string" calcext:value-type="string">
            <text:p>Lycaonia</text:p>
          </table:table-cell>
          <table:table-cell office:value-type="string" calcext:value-type="string">
            <text:p>Licaônia</text:p>
          </table:table-cell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ec13</text:p>
          </table:table-cell>
          <table:table-cell office:value-type="string" calcext:value-type="string">
            <text:p>Lycia</text:p>
          </table:table-cell>
          <table:table-cell office:value-type="string" calcext:value-type="string">
            <text:p>Lícia</text:p>
          </table:table-cell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Lydda</text:p>
          </table:table-cell>
          <table:table-cell office:value-type="string" calcext:value-type="string">
            <text:p>Lida</text:p>
          </table:table-cell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eb50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Lídia</text:p>
          </table:table-cell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ec40</text:p>
          </table:table-cell>
          <table:table-cell office:value-type="string" calcext:value-type="string">
            <text:p>Lysanias</text:p>
          </table:table-cell>
          <table:table-cell office:value-type="string" calcext:value-type="string">
            <text:p>Lisânias</text:p>
          </table:table-cell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ec37</text:p>
          </table:table-cell>
          <table:table-cell office:value-type="string" calcext:value-type="string">
            <text:p>Lysias</text:p>
          </table:table-cell>
          <table:table-cell office:value-type="string" calcext:value-type="string">
            <text:p>Lísias</text:p>
          </table:table-cell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Lystra</text:p>
          </table:table-cell>
          <table:table-cell office:value-type="string" calcext:value-type="string">
            <text:p>Listra</text:p>
          </table:table-cell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ec4b</text:p>
          </table:table-cell>
          <table:table-cell office:value-type="string" calcext:value-type="string">
            <text:p>Maath</text:p>
          </table:table-cell>
          <table:table-cell office:value-type="string" calcext:value-type="string">
            <text:p>Maate</text:p>
          </table:table-cell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ec0d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Macedônia</text:p>
          </table:table-cell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ea30</text:p>
          </table:table-cell>
          <table:table-cell table:number-columns-repeated="2" office:value-type="string" calcext:value-type="string">
            <text:p>Magadan</text:p>
          </table:table-cell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ec8a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mágico</text:p>
          </table:table-cell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ecf9</text:p>
          </table:table-cell>
          <table:table-cell office:value-type="string" calcext:value-type="string">
            <text:p>Magog_land <text:s text:c="9"/></text:p>
          </table:table-cell>
          <table:table-cell office:value-type="string" calcext:value-type="string">
            <text:p>Magogue</text:p>
          </table:table-cell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ec68</text:p>
          </table:table-cell>
          <table:table-cell office:value-type="string" calcext:value-type="string">
            <text:p>Mahalalel <text:s text:c="10"/></text:p>
          </table:table-cell>
          <table:table-cell office:value-type="string" calcext:value-type="string">
            <text:p>Maalalel</text:p>
          </table:table-cell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fazer</text:p>
          </table:table-cell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Malco</text:p>
          </table:table-cell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ec19</text:p>
          </table:table-cell>
          <table:table-cell table:number-columns-repeated="2" office:value-type="string" calcext:value-type="string">
            <text:p>Malta</text:p>
          </table:table-cell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e000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omem</text:p>
          </table:table-cell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eb40</text:p>
          </table:table-cell>
          <table:table-cell office:value-type="string" calcext:value-type="string">
            <text:p>Manaen</text:p>
          </table:table-cell>
          <table:table-cell office:value-type="string" calcext:value-type="string">
            <text:p>Manaém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gerir</text:p>
          </table:table-cell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Manasseh</text:p>
          </table:table-cell>
          <table:table-cell office:value-type="string" calcext:value-type="string">
            <text:p>Manassés</text:p>
          </table:table-cell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maná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e198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muitos</text:p>
          </table:table-cell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e371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arcos</text:p>
          </table:table-cell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mercado</text:p>
          </table:table-cell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matrimônio</text:p>
          </table:table-cell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ec69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Marta</text:p>
          </table:table-cell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e353</text:p>
          </table:table-cell>
          <table:table-cell office:value-type="string" calcext:value-type="string">
            <text:p>Mary_Magdalene</text:p>
          </table:table-cell>
          <table:table-cell office:value-type="string" calcext:value-type="string">
            <text:p>Maria_Madalena</text:p>
          </table:table-cell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Mary_Mother_of_Jesus</text:p>
          </table:table-cell>
          <table:table-cell office:value-type="string" calcext:value-type="string">
            <text:p>Maria_Mãe_de_Jesus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mestre</text:p>
          </table:table-cell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ec9c</text:p>
          </table:table-cell>
          <table:table-cell office:value-type="string" calcext:value-type="string">
            <text:p>Mattatha</text:p>
          </table:table-cell>
          <table:table-cell office:value-type="string" calcext:value-type="string">
            <text:p>Matatá</text:p>
          </table:table-cell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ec9d</text:p>
          </table:table-cell>
          <table:table-cell office:value-type="string" calcext:value-type="string">
            <text:p>Mattathias</text:p>
          </table:table-cell>
          <table:table-cell office:value-type="string" calcext:value-type="string">
            <text:p>Matatias</text:p>
          </table:table-cell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ea71</text:p>
          </table:table-cell>
          <table:table-cell office:value-type="string" calcext:value-type="string">
            <text:p>Matthan</text:p>
          </table:table-cell>
          <table:table-cell office:value-type="string" calcext:value-type="string">
            <text:p>Matã</text:p>
          </table:table-cell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ed12</text:p>
          </table:table-cell>
          <table:table-cell office:value-type="string" calcext:value-type="string">
            <text:p>Matthat</text:p>
          </table:table-cell>
          <table:table-cell office:value-type="string" calcext:value-type="string">
            <text:p>Matate</text:p>
          </table:table-cell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Mateus</text:p>
          </table:table-cell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Matias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colchão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maduro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u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refeição</text:p>
          </table:table-cell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ecfa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significado</text:p>
          </table:table-cell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e305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medida</text:p>
          </table:table-cell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eb70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ecfb</text:p>
          </table:table-cell>
          <table:table-cell office:value-type="string" calcext:value-type="string">
            <text:p>Megiddo</text:p>
          </table:table-cell>
          <table:table-cell office:value-type="string" calcext:value-type="string">
            <text:p>Megido</text:p>
          </table:table-cell>
        </table:table-row>
        <table:table-row table:style-name="ro1">
          <table:table-cell office:value-type="string" calcext:value-type="string">
            <text:p><text:s/> </text:p>
          </table:table-cell>
          <table:table-cell office:value-type="string" calcext:value-type="string">
            <text:p>ec45</text:p>
          </table:table-cell>
          <table:table-cell office:value-type="string" calcext:value-type="string">
            <text:p>Melchi</text:p>
          </table:table-cell>
          <table:table-cell office:value-type="string" calcext:value-type="string">
            <text:p>Melqui</text:p>
          </table:table-cell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ed05</text:p>
          </table:table-cell>
          <table:table-cell office:value-type="string" calcext:value-type="string">
            <text:p>Melchizedek</text:p>
          </table:table-cell>
          <table:table-cell office:value-type="string" calcext:value-type="string">
            <text:p>Melquisedeque</text:p>
          </table:table-cell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ec6a</text:p>
          </table:table-cell>
          <table:table-cell office:value-type="string" calcext:value-type="string">
            <text:p>Melea</text:p>
          </table:table-cell>
          <table:table-cell office:value-type="string" calcext:value-type="string">
            <text:p>Meleá</text:p>
          </table:table-cell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membro</text:p>
          </table:table-cell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ec6b</text:p>
          </table:table-cell>
          <table:table-cell office:value-type="string" calcext:value-type="string">
            <text:p>Menna</text:p>
          </table:table-cell>
          <table:table-cell office:value-type="string" calcext:value-type="string">
            <text:p>Mená</text:p>
          </table:table-cell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misericórdia</text:p>
          </table:table-cell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Mesopotâmia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nsagem</text:p>
          </table:table-cell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mensageiro</text:p>
          </table:table-cell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Messias</text:p>
          </table:table-cell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eb28</text:p>
          </table:table-cell>
          <table:table-cell table:number-columns-repeated="2"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ec6c</text:p>
          </table:table-cell>
          <table:table-cell office:value-type="string" calcext:value-type="string">
            <text:p>Methuselah</text:p>
          </table:table-cell>
          <table:table-cell office:value-type="string" calcext:value-type="string">
            <text:p>Metusalém</text:p>
          </table:table-cell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ece1</text:p>
          </table:table-cell>
          <table:table-cell office:value-type="string" calcext:value-type="string">
            <text:p>Michael_angel <text:s text:c="6"/></text:p>
          </table:table-cell>
          <table:table-cell office:value-type="string" calcext:value-type="string">
            <text:p>Micael</text:p>
          </table:table-cell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eb0f</text:p>
          </table:table-cell>
          <table:table-cell office:value-type="string" calcext:value-type="string">
            <text:p>Midian_land <text:s text:c="8"/></text:p>
          </table:table-cell>
          <table:table-cell office:value-type="string" calcext:value-type="string">
            <text:p>Midiã</text:p>
          </table:table-cell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eb23</text:p>
          </table:table-cell>
          <table:table-cell office:value-type="string" calcext:value-type="string">
            <text:p>Miletus</text:p>
          </table:table-cell>
          <table:table-cell office:value-type="string" calcext:value-type="string">
            <text:p>Mileto</text:p>
          </table:table-cell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eca3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leite</text:p>
          </table:table-cell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ecd9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Milhão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mente</text:p>
          </table:table-cell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ilagre</text:p>
          </table:table-cell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e385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Miriã</text:p>
          </table:table-cell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ebe6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spelho</text:p>
          </table:table-cell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eb21</text:p>
          </table:table-cell>
          <table:table-cell office:value-type="string" calcext:value-type="string">
            <text:p>Mitylene</text:p>
          </table:table-cell>
          <table:table-cell office:value-type="string" calcext:value-type="string">
            <text:p>Mitilene</text:p>
          </table:table-cell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eb26</text:p>
          </table:table-cell>
          <table:table-cell office:value-type="string" calcext:value-type="string">
            <text:p>Mnason</text:p>
          </table:table-cell>
          <table:table-cell office:value-type="string" calcext:value-type="string">
            <text:p>Mnasom</text:p>
          </table:table-cell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zombar</text:p>
          </table:table-cell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ec26</text:p>
          </table:table-cell>
          <table:table-cell office:value-type="string" calcext:value-type="string">
            <text:p>Molech</text:p>
          </table:table-cell>
          <table:table-cell office:value-type="string" calcext:value-type="string">
            <text:p>Moloque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dinheiro</text:p>
          </table:table-cell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e34c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mês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lua</text:p>
          </table:table-cell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ais_tarde</text:p>
          </table:table-cell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anhã</text:p>
          </table:table-cell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e35b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Moisés</text:p>
          </table:table-cell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o_mais</text:p>
          </table:table-cell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mãe</text:p>
          </table:table-cell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e351</text:p>
          </table:table-cell>
          <table:table-cell office:value-type="string" calcext:value-type="string">
            <text:p>Mount_of_Olives</text:p>
          </table:table-cell>
          <table:table-cell office:value-type="string" calcext:value-type="string">
            <text:p>Monte_das_Oliveiras</text:p>
          </table:table-cell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Monte_Sinai</text:p>
          </table:table-cell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ecf5</text:p>
          </table:table-cell>
          <table:table-cell office:value-type="string" calcext:value-type="string">
            <text:p>Mount_Zion</text:p>
          </table:table-cell>
          <table:table-cell office:value-type="string" calcext:value-type="string">
            <text:p>Monte_Sião</text:p>
          </table:table-cell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e306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ontanha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boca</text:p>
          </table:table-cell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over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e198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muitos</text:p>
          </table:table-cell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multidão</text:p>
          </table:table-cell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assassino</text:p>
          </table:table-cell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mostarda</text:p>
          </table:table-cell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mudo</text:p>
          </table:table-cell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ec28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Mirra</text:p>
          </table:table-cell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mirra</text:p>
          </table:table-cell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eb4a</text:p>
          </table:table-cell>
          <table:table-cell office:value-type="string" calcext:value-type="string">
            <text:p>Mysia</text:p>
          </table:table-cell>
          <table:table-cell office:value-type="string" calcext:value-type="string">
            <text:p>Mísia</text:p>
          </table:table-cell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mistério</text:p>
          </table:table-cell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ec6d</text:p>
          </table:table-cell>
          <table:table-cell office:value-type="string" calcext:value-type="string">
            <text:p>Naaman</text:p>
          </table:table-cell>
          <table:table-cell office:value-type="string" calcext:value-type="string">
            <text:p>Naamã</text:p>
          </table:table-cell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ec4a</text:p>
          </table:table-cell>
          <table:table-cell office:value-type="string" calcext:value-type="string">
            <text:p>Naggai</text:p>
          </table:table-cell>
          <table:table-cell office:value-type="string" calcext:value-type="string">
            <text:p>Nagai</text:p>
          </table:table-cell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ec6e</text:p>
          </table:table-cell>
          <table:table-cell office:value-type="string" calcext:value-type="string">
            <text:p>Nahor</text:p>
          </table:table-cell>
          <table:table-cell office:value-type="string" calcext:value-type="string">
            <text:p>Naor</text:p>
          </table:table-cell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ea52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Naassom</text:p>
          </table:table-cell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ec48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Naum</text:p>
          </table:table-cell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ebaa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unha</text:p>
          </table:table-cell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ea48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Naim</text:p>
          </table:table-cell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me</text:p>
          </table:table-cell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ea40</text:p>
          </table:table-cell>
          <table:table-cell office:value-type="string" calcext:value-type="string">
            <text:p>Naphtali</text:p>
          </table:table-cell>
          <table:table-cell office:value-type="string" calcext:value-type="string">
            <text:p>Naftali</text:p>
          </table:table-cell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ebc9</text:p>
          </table:table-cell>
          <table:table-cell table:number-columns-repeated="2" office:value-type="string" calcext:value-type="string">
            <text:p>Narcius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Natã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Nathanael</text:p>
          </table:table-cell>
          <table:table-cell office:value-type="string" calcext:value-type="string">
            <text:p>Natanael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nação</text:p>
          </table:table-cell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e34e</text:p>
          </table:table-cell>
          <table:table-cell office:value-type="string" calcext:value-type="string">
            <text:p>Nazareth</text:p>
          </table:table-cell>
          <table:table-cell office:value-type="string" calcext:value-type="string">
            <text:p>Nazaré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perto</text:p>
          </table:table-cell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pescoço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necessidade</text:p>
          </table:table-cell>
        </table:table-row>
        <table:table-row table:style-name="ro1">
          <table:table-cell office:value-type="string" calcext:value-type="string">
            <text:p><text:s/>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agulha</text:p>
          </table:table-cell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vizinho</text:p>
          </table:table-cell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eb4e</text:p>
          </table:table-cell>
          <table:table-cell table:number-columns-repeated="2" office:value-type="string" calcext:value-type="string">
            <text:p>Neopolis</text:p>
          </table:table-cell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Nereu</text:p>
          </table:table-cell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ec70</text:p>
          </table:table-cell>
          <table:table-cell table:number-columns-repeated="2" office:value-type="string" calcext:value-type="string">
            <text:p>Neri</text:p>
          </table:table-cell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e307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rede</text:p>
          </table:table-cell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e308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ovo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ovas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róximo</text:p>
          </table:table-cell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eb55</text:p>
          </table:table-cell>
          <table:table-cell table:number-columns-repeated="2" office:value-type="string" calcext:value-type="string">
            <text:p>Nicanor</text:p>
          </table:table-cell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Nicodemos</text:p>
          </table:table-cell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eb56</text:p>
          </table:table-cell>
          <table:table-cell table:number-columns-repeated="2" office:value-type="string" calcext:value-type="string">
            <text:p>Nicolaus</text:p>
          </table:table-cell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ed08</text:p>
          </table:table-cell>
          <table:table-cell office:value-type="string" calcext:value-type="string">
            <text:p>Nicopolis</text:p>
          </table:table-cell>
          <table:table-cell office:value-type="string" calcext:value-type="string">
            <text:p>Nicópolis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noite</text:p>
          </table:table-cell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e294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nove</text:p>
          </table:table-cell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e0c6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Nínive</text:p>
          </table:table-cell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ea43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Noé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ruído</text:p>
          </table:table-cell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e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e309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nariz</text:p>
          </table:table-cell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em</text:p>
          </table:table-cell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gora</text:p>
          </table:table-cell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e0b7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úmero</text:p>
          </table:table-cell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ecea</text:p>
          </table:table-cell>
          <table:table-cell office:value-type="string" calcext:value-type="string">
            <text:p>Nympha <text:s text:c="13"/></text:p>
          </table:table-cell>
          <table:table-cell office:value-type="string" calcext:value-type="string">
            <text:p>Ninfa</text:p>
          </table:table-cell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ea56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Obede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obediência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obedecer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oceano</text:p>
          </table:table-cell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oferta</text:p>
          </table:table-cell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óleo</text:p>
          </table:table-cell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velho</text:p>
          </table:table-cell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eda1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oliva</text:p>
          </table:table-cell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Olimpo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m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por_cima</text:p>
          </table:table-cell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e28c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Onésimo</text:p>
          </table:table-cell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Onesiphorus</text:p>
          </table:table-cell>
          <table:table-cell office:value-type="string" calcext:value-type="string">
            <text:p>Onesíforo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só</text:p>
          </table:table-cell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berto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opor</text:p>
          </table:table-cell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e10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u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ordem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utro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or_a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lá_for_a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sobre</text:p>
          </table:table-cell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dever</text:p>
          </table:table-cell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eced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próprio</text:p>
          </table:table-cell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boi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dor</text:p>
          </table:table-cell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eb6e</text:p>
          </table:table-cell>
          <table:table-cell office:value-type="string" calcext:value-type="string">
            <text:p>Pamphylia</text:p>
          </table:table-cell>
          <table:table-cell office:value-type="string" calcext:value-type="string">
            <text:p>Panfília</text:p>
          </table:table-cell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eb9f</text:p>
          </table:table-cell>
          <table:table-cell office:value-type="string" calcext:value-type="string">
            <text:p>Paphos</text:p>
          </table:table-cell>
          <table:table-cell office:value-type="string" calcext:value-type="string">
            <text:p>Pafos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parábolas</text:p>
          </table:table-cell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paralisar</text:p>
          </table:table-cell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eb57</text:p>
          </table:table-cell>
          <table:table-cell office:value-type="string" calcext:value-type="string">
            <text:p>Parmenas</text:p>
          </table:table-cell>
          <table:table-cell office:value-type="string" calcext:value-type="string">
            <text:p>Pármenas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parte</text:p>
          </table:table-cell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eb0a</text:p>
          </table:table-cell>
          <table:table-cell office:value-type="string" calcext:value-type="string">
            <text:p>Parthia <text:s text:c="12"/></text:p>
          </table:table-cell>
          <table:table-cell office:value-type="string" calcext:value-type="string">
            <text:p>Partos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festa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assar</text:p>
          </table:table-cell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paixão</text:p>
          </table:table-cell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Páscoa</text:p>
          </table:table-cell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passado</text:p>
          </table:table-cell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ecc3</text:p>
          </table:table-cell>
          <table:table-cell table:number-columns-repeated="2" office:value-type="string" calcext:value-type="string">
            <text:p>pastor</text:p>
          </table:table-cell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ec23</text:p>
          </table:table-cell>
          <table:table-cell office:value-type="string" calcext:value-type="string">
            <text:p>Patara</text:p>
          </table:table-cell>
          <table:table-cell office:value-type="string" calcext:value-type="string">
            <text:p>Pátara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aminho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paciência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paciente</text:p>
          </table:table-cell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ebf4</text:p>
          </table:table-cell>
          <table:table-cell table:number-columns-repeated="2" office:value-type="string" calcext:value-type="string">
            <text:p>Patmos</text:p>
          </table:table-cell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Pátrobas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cf0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adrão</text:p>
          </table:table-cell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e377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aulo</text:p>
          </table:table-cell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ebad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calçada</text:p>
          </table:table-cell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paz</text:p>
          </table:table-cell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ec71</text:p>
          </table:table-cell>
          <table:table-cell office:value-type="string" calcext:value-type="string">
            <text:p>Peleg</text:p>
          </table:table-cell>
          <table:table-cell office:value-type="string" calcext:value-type="string">
            <text:p>Pelegue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caneta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pentecostes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Pentecostes</text:p>
          </table:table-cell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ssoas</text:p>
          </table:table-cell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perceber</text:p>
          </table:table-cell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ea4c</text:p>
          </table:table-cell>
          <table:table-cell table:number-columns-repeated="2" office:value-type="string" calcext:value-type="string">
            <text:p>Perez</text:p>
          </table:table-cell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perfeito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e097</text:p>
          </table:table-cell>
          <table:table-cell table:number-columns-repeated="2" office:value-type="string" calcext:value-type="string">
            <text:p>perfume</text:p>
          </table:table-cell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eb47</text:p>
          </table:table-cell>
          <table:table-cell office:value-type="string" calcext:value-type="string">
            <text:p>Perga</text:p>
          </table:table-cell>
          <table:table-cell office:value-type="string" calcext:value-type="string">
            <text:p>Perge</text:p>
          </table:table-cell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ebf6</text:p>
          </table:table-cell>
          <table:table-cell office:value-type="string" calcext:value-type="string">
            <text:p>Pergamum <text:s text:c="11"/></text:p>
          </table:table-cell>
          <table:table-cell office:value-type="string" calcext:value-type="string">
            <text:p>Pérgamo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permissão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permitir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persecute</text:p>
          </table:table-cell>
          <table:table-cell office:value-type="string" calcext:value-type="string">
            <text:p>perseguir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perseguição</text:p>
          </table:table-cell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ebce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Pérside</text:p>
          </table:table-cell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e11f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ec3c</text:p>
          </table:table-cell>
          <table:table-cell office:value-type="string" calcext:value-type="string">
            <text:p>Phanuel</text:p>
          </table:table-cell>
          <table:table-cell office:value-type="string" calcext:value-type="string">
            <text:p>Fanuel</text:p>
          </table:table-cell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ec94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Faraó</text:p>
          </table:table-cell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Fariseu</text:p>
          </table:table-cell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ebf8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Filadélfia</text:p>
          </table:table-cell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ecf2</text:p>
          </table:table-cell>
          <table:table-cell office:value-type="string" calcext:value-type="string">
            <text:p>Philemon</text:p>
          </table:table-cell>
          <table:table-cell office:value-type="string" calcext:value-type="string">
            <text:p>Filemom</text:p>
          </table:table-cell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ecac</text:p>
          </table:table-cell>
          <table:table-cell office:value-type="string" calcext:value-type="string">
            <text:p>Philetus</text:p>
          </table:table-cell>
          <table:table-cell office:value-type="string" calcext:value-type="string">
            <text:p>Fileto</text:p>
          </table:table-cell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e361</text:p>
          </table:table-cell>
          <table:table-cell office:value-type="string" calcext:value-type="string">
            <text:p>Philip </text:p>
          </table:table-cell>
          <table:table-cell office:value-type="string" calcext:value-type="string">
            <text:p>Filipe</text:p>
          </table:table-cell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e347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Filipos</text:p>
          </table:table-cell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ebcf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Filólogo</text:p>
          </table:table-cell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ec04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filósofo</text:p>
          </table:table-cell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ebd1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Flegonte</text:p>
          </table:table-cell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ebd2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Febe</text:p>
          </table:table-cell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e343</text:p>
          </table:table-cell>
          <table:table-cell office:value-type="string" calcext:value-type="string">
            <text:p>Phoenicia</text:p>
          </table:table-cell>
          <table:table-cell office:value-type="string" calcext:value-type="string">
            <text:p>Fenícia</text:p>
          </table:table-cell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ec29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Fenice</text:p>
          </table:table-cell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eb76</text:p>
          </table:table-cell>
          <table:table-cell office:value-type="string" calcext:value-type="string">
            <text:p>Phrygia</text:p>
          </table:table-cell>
          <table:table-cell office:value-type="string" calcext:value-type="string">
            <text:p>Frígia</text:p>
          </table:table-cell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ecb9</text:p>
          </table:table-cell>
          <table:table-cell office:value-type="string" calcext:value-type="string">
            <text:p>Phygelus</text:p>
          </table:table-cell>
          <table:table-cell office:value-type="string" calcext:value-type="string">
            <text:p>Fígelo</text:p>
          </table:table-cell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e30a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porco</text:p>
          </table:table-cell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pomba</text:p>
          </table:table-cell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e36f</text:p>
          </table:table-cell>
          <table:table-cell office:value-type="string" calcext:value-type="string">
            <text:p>Pilate</text:p>
          </table:table-cell>
          <table:table-cell office:value-type="string" calcext:value-type="string">
            <text:p>Pilatos</text:p>
          </table:table-cell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eca8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pilar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travesseiro</text:p>
          </table:table-cell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eb97</text:p>
          </table:table-cell>
          <table:table-cell office:value-type="string" calcext:value-type="string">
            <text:p>Pisidia</text:p>
          </table:table-cell>
          <table:table-cell office:value-type="string" calcext:value-type="string">
            <text:p>Písida</text:p>
          </table:table-cell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plano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lantar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prato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scudela</text:p>
          </table:table-cell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ec72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arado</text:p>
          </table:table-cell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eb75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Ponto</text:p>
          </table:table-cell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obre</text:p>
          </table:table-cell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eb5e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pórtico</text:p>
          </table:table-cell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ec38</text:p>
          </table:table-cell>
          <table:table-cell office:value-type="string" calcext:value-type="string">
            <text:p>Porcius</text:p>
          </table:table-cell>
          <table:table-cell office:value-type="string" calcext:value-type="string">
            <text:p>Pórcio</text:p>
          </table:table-cell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possível</text:p>
          </table:table-cell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derramar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der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louvor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orar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oração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pregar</text:p>
          </table:table-cell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pregador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pegação</text:p>
          </table:table-cell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precioso</text:p>
          </table:table-cell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grávido</text:p>
          </table:table-cell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preparar</text:p>
          </table:table-cell>
        </table:table-row>
        <table:table-row table:style-name="ro1">
          <table:table-cell office:value-type="string" calcext:value-type="string">
            <text:p><text:s/>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pressão</text:p>
          </table:table-cell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fingir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prevalecer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orgulho</text:p>
          </table:table-cell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sacerdote</text:p>
          </table:table-cell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eb61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principe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oridade</text:p>
          </table:table-cell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eb18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Priscila</text:p>
          </table:table-cell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cárcere</text:p>
          </table:table-cell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preso</text:p>
          </table:table-cell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eb53</text:p>
          </table:table-cell>
          <table:table-cell office:value-type="string" calcext:value-type="string">
            <text:p>Prochorus</text:p>
          </table:table-cell>
          <table:table-cell office:value-type="string" calcext:value-type="string">
            <text:p>Prócoro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procônsul</text:p>
          </table:table-cell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lucro</text:p>
          </table:table-cell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pormessa</text:p>
          </table:table-cell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profetizar</text:p>
          </table:table-cell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profeta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prostituta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orgulhoso</text:p>
          </table:table-cell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ec73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provérbio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salmo</text:p>
          </table:table-cell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ec08</text:p>
          </table:table-cell>
          <table:table-cell office:value-type="string" calcext:value-type="string">
            <text:p>Ptolemais</text:p>
          </table:table-cell>
          <table:table-cell office:value-type="string" calcext:value-type="string">
            <text:p>Ptolemaida</text:p>
          </table:table-cell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ec1a</text:p>
          </table:table-cell>
          <table:table-cell office:value-type="string" calcext:value-type="string">
            <text:p>Publius</text:p>
          </table:table-cell>
          <table:table-cell office:value-type="string" calcext:value-type="string">
            <text:p>Públio</text:p>
          </table:table-cell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ecba</text:p>
          </table:table-cell>
          <table:table-cell office:value-type="string" calcext:value-type="string">
            <text:p>Pudens</text:p>
          </table:table-cell>
          <table:table-cell office:value-type="string" calcext:value-type="string">
            <text:p>Prudente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puro</text:p>
          </table:table-cell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púpura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propósito</text:p>
          </table:table-cell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ôr</text:p>
          </table:table-cell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ôr</text:p>
          </table:table-cell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ec1e</text:p>
          </table:table-cell>
          <table:table-cell office:value-type="string" calcext:value-type="string">
            <text:p>Puteoli</text:p>
          </table:table-cell>
          <table:table-cell office:value-type="string" calcext:value-type="string">
            <text:p>Putéoli</text:p>
          </table:table-cell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eb1c</text:p>
          </table:table-cell>
          <table:table-cell office:value-type="string" calcext:value-type="string">
            <text:p>Pyrrhus</text:p>
          </table:table-cell>
          <table:table-cell office:value-type="string" calcext:value-type="string">
            <text:p>Pirro</text:p>
          </table:table-cell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Quarto</text:p>
          </table:table-cell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rainha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questionado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o</text:p>
          </table:table-cell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ec3b</text:p>
          </table:table-cell>
          <table:table-cell office:value-type="string" calcext:value-type="string">
            <text:p>Quirinius</text:p>
          </table:table-cell>
          <table:table-cell office:value-type="string" calcext:value-type="string">
            <text:p>Quirino</text:p>
          </table:table-cell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ea41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Raquel</text:p>
          </table:table-cell>
        </table:table-row>
        <table:table-row table:style-name="ro1">
          <table:table-cell office:value-type="string" calcext:value-type="string">
            <text:p></text:p>
          </table:table-cell>
          <table:table-cell office:value-type="string" calcext:value-type="string">
            <text:p>ea55</text:p>
          </table:table-cell>
          <table:table-cell office:value-type="string" calcext:value-type="string">
            <text:p>Rahab</text:p>
          </table:table-cell>
          <table:table-cell office:value-type="string" calcext:value-type="string">
            <text:p>Raabe</text:p>
          </table:table-cell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huva</text:p>
          </table:table-cell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ecdc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arco_Iris</text:p>
          </table:table-cell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ea50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Rão</text:p>
          </table:table-cell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ea42</text:p>
          </table:table-cell>
          <table:table-cell office:value-type="string" calcext:value-type="string">
            <text:p>Ramah</text:p>
          </table:table-cell>
          <table:table-cell office:value-type="string" calcext:value-type="string">
            <text:p>Ramá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ler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razão</text:p>
          </table:table-cell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ebd4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Rebeca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rebelião</text:p>
          </table:table-cell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eender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receber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calcular</text:p>
          </table:table-cell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conciliar</text:p>
          </table:table-cell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melho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redimir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ndenção</text:p>
          </table:table-cell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junco</text:p>
          </table:table-cell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ea5a</text:p>
          </table:table-cell>
          <table:table-cell office:value-type="string" calcext:value-type="string">
            <text:p>Rehoboam</text:p>
          </table:table-cell>
          <table:table-cell office:value-type="string" calcext:value-type="string">
            <text:p>Roboão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rejeitar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relativo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religião</text:p>
          </table:table-cell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permanecer</text:p>
          </table:table-cell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lembrar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epetir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Arrepender-se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arrependimento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informe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resgatar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descansar</text:p>
          </table:table-cell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ressucitar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ressurreição</text:p>
          </table:table-cell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ec74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Reú</text:p>
          </table:table-cell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ecc0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Rúben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revelar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vingança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insultar</text:p>
          </table:table-cell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recompensa</text:p>
          </table:table-cell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ec1d</text:p>
          </table:table-cell>
          <table:table-cell office:value-type="string" calcext:value-type="string">
            <text:p>Rhegium</text:p>
          </table:table-cell>
          <table:table-cell office:value-type="string" calcext:value-type="string">
            <text:p>Régio</text:p>
          </table:table-cell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ec75</text:p>
          </table:table-cell>
          <table:table-cell office:value-type="string" calcext:value-type="string">
            <text:p>Rhesa</text:p>
          </table:table-cell>
          <table:table-cell office:value-type="string" calcext:value-type="string">
            <text:p>Resa</text:p>
          </table:table-cell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Rode</text:p>
          </table:table-cell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eb25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Rodes</text:p>
          </table:table-cell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e0f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eto</text:p>
          </table:table-cell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ed10</text:p>
          </table:table-cell>
          <table:table-cell office:value-type="string" calcext:value-type="string">
            <text:p>right_time</text:p>
          </table:table-cell>
          <table:table-cell office:value-type="string" calcext:value-type="string">
            <text:p>tempo_certo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justo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pessoa_justa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justiça</text:p>
          </table:table-cell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anel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maduro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amadurecer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rio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strada</text:p>
          </table:table-cell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ladrão</text:p>
          </table:table-cell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rocha</text:p>
          </table:table-cell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eb16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Roma</text:p>
          </table:table-cell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eb06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quarto</text:p>
          </table:table-cell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galo</text:p>
          </table:table-cell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aiz</text:p>
          </table:table-cell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ec99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rude</text:p>
          </table:table-cell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e36e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Rufo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régua</text:p>
          </table:table-cell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corre</text:p>
          </table:table-cell>
        </table:table-row>
        <table:table-row table:style-name="ro1">
          <table:table-cell office:value-type="string" calcext:value-type="string">
            <text:p></text:p>
          </table:table-cell>
          <table:table-cell office:value-type="string" calcext:value-type="string">
            <text:p>ea57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Rute</text:p>
          </table:table-cell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Sabbath <text:s text:c="12"/></text:p>
          </table:table-cell>
          <table:table-cell office:value-type="string" calcext:value-type="string">
            <text:p>sábado</text:p>
          </table:table-cell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sacrifício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triste</text:p>
          </table:table-cell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Saduceus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disse</text:p>
          </table:table-cell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vela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santo</text:p>
          </table:table-cell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Salamina</text:p>
          </table:table-cell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ec76</text:p>
          </table:table-cell>
          <table:table-cell office:value-type="string" calcext:value-type="string">
            <text:p>Salathiel</text:p>
          </table:table-cell>
          <table:table-cell office:value-type="string" calcext:value-type="string">
            <text:p>Salatiel</text:p>
          </table:table-cell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ebae</text:p>
          </table:table-cell>
          <table:table-cell table:number-columns-repeated="2" office:value-type="string" calcext:value-type="string">
            <text:p>Salim</text:p>
          </table:table-cell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ea53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Salmom</text:p>
          </table:table-cell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ec15</text:p>
          </table:table-cell>
          <table:table-cell office:value-type="string" calcext:value-type="string">
            <text:p>Salmone</text:p>
          </table:table-cell>
          <table:table-cell office:value-type="string" calcext:value-type="string">
            <text:p>Salmona</text:p>
          </table:table-cell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e379</text:p>
          </table:table-cell>
          <table:table-cell office:value-type="string" calcext:value-type="string">
            <text:p>Salome</text:p>
          </table:table-cell>
          <table:table-cell office:value-type="string" calcext:value-type="string">
            <text:p>Salomé</text:p>
          </table:table-cell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l</text:p>
          </table:table-cell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eb80</text:p>
          </table:table-cell>
          <table:table-cell office:value-type="string" calcext:value-type="string">
            <text:p>salvation</text:p>
          </table:table-cell>
          <table:table-cell office:value-type="string" calcext:value-type="string">
            <text:p>salvação</text:p>
          </table:table-cell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ea83</text:p>
          </table:table-cell>
          <table:table-cell table:number-columns-repeated="2" office:value-type="string" calcext:value-type="string">
            <text:p>Samaria</text:p>
          </table:table-cell>
        </table:table-row>
        <table:table-row table:style-name="ro1">
          <table:table-cell office:value-type="string" calcext:value-type="string">
            <text:p></text:p>
          </table:table-cell>
          <table:table-cell office:value-type="string" calcext:value-type="string">
            <text:p>ea7b</text:p>
          </table:table-cell>
          <table:table-cell office:value-type="string" calcext:value-type="string">
            <text:p>Samaritan</text:p>
          </table:table-cell>
          <table:table-cell office:value-type="string" calcext:value-type="string">
            <text:p>Samaritana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mesmo</text:p>
          </table:table-cell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ec25</text:p>
          </table:table-cell>
          <table:table-cell table:number-columns-repeated="2" office:value-type="string" calcext:value-type="string">
            <text:p>Samos</text:p>
          </table:table-cell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eb4c</text:p>
          </table:table-cell>
          <table:table-cell office:value-type="string" calcext:value-type="string">
            <text:p>Samothrace</text:p>
          </table:table-cell>
          <table:table-cell office:value-type="string" calcext:value-type="string">
            <text:p>Samotrácia</text:p>
          </table:table-cell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ed06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Sansão</text:p>
          </table:table-cell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eb8e</text:p>
          </table:table-cell>
          <table:table-cell table:number-columns-repeated="2" office:value-type="string" calcext:value-type="string">
            <text:p>Samuel</text:p>
          </table:table-cell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eb01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santuário</text:p>
          </table:table-cell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ecfd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areia</text:p>
          </table:table-cell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eb66</text:p>
          </table:table-cell>
          <table:table-cell office:value-type="string" calcext:value-type="string">
            <text:p>Sapphira</text:p>
          </table:table-cell>
          <table:table-cell office:value-type="string" calcext:value-type="string">
            <text:p>Safira</text:p>
          </table:table-cell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ebd5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Sara</text:p>
          </table:table-cell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ebf7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Sardes</text:p>
          </table:table-cell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Satanás</text:p>
          </table:table-cell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eb54</text:p>
          </table:table-cell>
          <table:table-cell table:number-columns-repeated="2" office:value-type="string" calcext:value-type="string">
            <text:p>Saul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alvar</text:p>
          </table:table-cell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ec85</text:p>
          </table:table-cell>
          <table:table-cell office:value-type="string" calcext:value-type="string">
            <text:p>savior</text:p>
          </table:table-cell>
          <table:table-cell office:value-type="string" calcext:value-type="string">
            <text:p>salvador</text:p>
          </table:table-cell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dispersar</text:p>
          </table:table-cell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eb19</text:p>
          </table:table-cell>
          <table:table-cell office:value-type="string" calcext:value-type="string">
            <text:p>Sceva</text:p>
          </table:table-cell>
          <table:table-cell office:value-type="string" calcext:value-type="string">
            <text:p>Ceva</text:p>
          </table:table-cell>
        </table:table-row>
        <table:table-row table:style-name="ro1">
          <table:table-cell office:value-type="string" calcext:value-type="string">
            <text:p></text:p>
          </table:table-cell>
          <table:table-cell office:value-type="string" calcext:value-type="string">
            <text:p>ec77</text:p>
          </table:table-cell>
          <table:table-cell office:value-type="string" calcext:value-type="string">
            <text:p>scorpion</text:p>
          </table:table-cell>
          <table:table-cell office:value-type="string" calcext:value-type="string">
            <text:p>escorpião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scriba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Scripture </text:p>
          </table:table-cell>
          <table:table-cell office:value-type="string" calcext:value-type="string">
            <text:p>Escritura</text:p>
          </table:table-cell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eceb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Cita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Sea_of_Galilee</text:p>
          </table:table-cell>
          <table:table-cell office:value-type="string" calcext:value-type="string">
            <text:p>Mar_da_Galileia</text:p>
          </table:table-cell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Sea_of_Reeds <text:s text:c="7"/></text:p>
          </table:table-cell>
          <table:table-cell office:value-type="string" calcext:value-type="string">
            <text:p>Mar_de_Vermelho</text:p>
          </table:table-cell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Tiberíades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selo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selado</text:p>
          </table:table-cell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procurar</text:p>
          </table:table-cell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secredo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seita</text:p>
          </table:table-cell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eb1d</text:p>
          </table:table-cell>
          <table:table-cell office:value-type="string" calcext:value-type="string">
            <text:p>Secundus</text:p>
          </table:table-cell>
          <table:table-cell office:value-type="string" calcext:value-type="string">
            <text:p>Secundo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ver</text:p>
          </table:table-cell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semear</text:p>
          </table:table-cell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eb42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Selêucia</text:p>
          </table:table-cell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mesmo</text:p>
          </table:table-cell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vender</text:p>
          </table:table-cell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ec9e</text:p>
          </table:table-cell>
          <table:table-cell office:value-type="string" calcext:value-type="string">
            <text:p>Semien</text:p>
          </table:table-cell>
          <table:table-cell office:value-type="string" calcext:value-type="string">
            <text:p>Not_found</text:p>
          </table:table-cell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nviar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sensualidade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separar</text:p>
          </table:table-cell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eb45</text:p>
          </table:table-cell>
          <table:table-cell office:value-type="string" calcext:value-type="string">
            <text:p>Sergius</text:p>
          </table:table-cell>
          <table:table-cell office:value-type="string" calcext:value-type="string">
            <text:p>Sérgio</text:p>
          </table:table-cell>
        </table:table-row>
        <table:table-row table:style-name="ro1">
          <table:table-cell office:value-type="string" calcext:value-type="string">
            <text:p></text:p>
          </table:table-cell>
          <table:table-cell office:value-type="string" calcext:value-type="string">
            <text:p>ec78</text:p>
          </table:table-cell>
          <table:table-cell office:value-type="string" calcext:value-type="string">
            <text:p>Serug</text:p>
          </table:table-cell>
          <table:table-cell office:value-type="string" calcext:value-type="string">
            <text:p>Serugue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servo</text:p>
          </table:table-cell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servir</text:p>
          </table:table-cell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ec79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Sete</text:p>
          </table:table-cell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e292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sete</text:p>
          </table:table-cell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costurar</text:p>
          </table:table-cell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exo</text:p>
          </table:table-cell>
        </table:table-row>
        <table:table-row table:style-name="ro1">
          <table:table-cell office:value-type="string" calcext:value-type="string">
            <text:p> 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desjo_sexual</text:p>
          </table:table-cell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sombra</text:p>
          </table:table-cell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e27d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agitar</text:p>
          </table:table-cell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vergonha</text:p>
          </table:table-cell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compartilhar</text:p>
          </table:table-cell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ec2b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Sarom</text:p>
          </table:table-cell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ebf3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afiado</text:p>
          </table:table-cell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eb27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barbear</text:p>
          </table:table-cell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ea68</text:p>
          </table:table-cell>
          <table:table-cell office:value-type="string" calcext:value-type="string">
            <text:p>Shealtiel</text:p>
          </table:table-cell>
          <table:table-cell office:value-type="string" calcext:value-type="string">
            <text:p>Sealtiel</text:p>
          </table:table-cell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ec95</text:p>
          </table:table-cell>
          <table:table-cell office:value-type="string" calcext:value-type="string">
            <text:p>Shechem_city <text:s text:c="7"/></text:p>
          </table:table-cell>
          <table:table-cell office:value-type="string" calcext:value-type="string">
            <text:p>Siquém</text:p>
          </table:table-cell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ovelha</text:p>
          </table:table-cell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ec7a</text:p>
          </table:table-cell>
          <table:table-cell office:value-type="string" calcext:value-type="string">
            <text:p>Shelah</text:p>
          </table:table-cell>
          <table:table-cell office:value-type="string" calcext:value-type="string">
            <text:p>Selá</text:p>
          </table:table-cell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ec7b</text:p>
          </table:table-cell>
          <table:table-cell office:value-type="string" calcext:value-type="string">
            <text:p>Shem</text:p>
          </table:table-cell>
          <table:table-cell office:value-type="string" calcext:value-type="string">
            <text:p>Sem</text:p>
          </table:table-cell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e0c9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Inferno</text:p>
          </table:table-cell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pastor</text:p>
          </table:table-cell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e388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scudo</text:p>
          </table:table-cell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sapato</text:p>
          </table:table-cell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gritar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mostrar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doente</text:p>
          </table:table-cell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lado</text:p>
          </table:table-cell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e33c</text:p>
          </table:table-cell>
          <table:table-cell office:value-type="string" calcext:value-type="string">
            <text:p>Sidon_city <text:s text:c="9"/></text:p>
          </table:table-cell>
          <table:table-cell office:value-type="string" calcext:value-type="string">
            <text:p>Sidom</text:p>
          </table:table-cell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suspiro</text:p>
          </table:table-cell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inal</text:p>
          </table:table-cell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eb41</text:p>
          </table:table-cell>
          <table:table-cell table:number-columns-repeated="2" office:value-type="string" calcext:value-type="string">
            <text:p>Silas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silêncio</text:p>
          </table:table-cell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ebb1</text:p>
          </table:table-cell>
          <table:table-cell office:value-type="string" calcext:value-type="string">
            <text:p>Siloam_city <text:s text:c="8"/></text:p>
          </table:table-cell>
          <table:table-cell office:value-type="string" calcext:value-type="string">
            <text:p>Siloé</text:p>
          </table:table-cell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eca9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Silvano</text:p>
          </table:table-cell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eb2b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prata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Simeão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imão</text:p>
          </table:table-cell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ea92</text:p>
          </table:table-cell>
          <table:table-cell office:value-type="string" calcext:value-type="string">
            <text:p>Simon_Jesus_Brother </text:p>
          </table:table-cell>
          <table:table-cell office:value-type="string" calcext:value-type="string">
            <text:p>Simão_irmão_de_Jesus</text:p>
          </table:table-cell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e37c</text:p>
          </table:table-cell>
          <table:table-cell office:value-type="string" calcext:value-type="string">
            <text:p>Simon_of_Cyrene</text:p>
          </table:table-cell>
          <table:table-cell office:value-type="string" calcext:value-type="string">
            <text:p>Simão_de_Cirene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Simão_Pedro</text:p>
          </table:table-cell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e364</text:p>
          </table:table-cell>
          <table:table-cell office:value-type="string" calcext:value-type="string">
            <text:p>Simon_the_Canaanite</text:p>
          </table:table-cell>
          <table:table-cell office:value-type="string" calcext:value-type="string">
            <text:p>Simão_o_Zelote</text:p>
          </table:table-cell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e0f8</text:p>
          </table:table-cell>
          <table:table-cell office:value-type="string" calcext:value-type="string">
            <text:p>Simon_the_Leper</text:p>
          </table:table-cell>
          <table:table-cell office:value-type="string" calcext:value-type="string">
            <text:p>Simão_o_Leproso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pecado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pecaminoso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antar</text:p>
          </table:table-cell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pecador</text:p>
          </table:table-cell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irmã</text:p>
          </table:table-cell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irmãs</text:p>
          </table:table-cell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sentar</text:p>
          </table:table-cell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e291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seis</text:p>
          </table:table-cell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crânio</text:p>
          </table:table-cell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ec8b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éu</text:p>
          </table:table-cell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scravo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dormir</text:p>
          </table:table-cell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lento</text:p>
          </table:table-cell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lento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equeno</text:p>
          </table:table-cell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menor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diminuto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e309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cheiro</text:p>
          </table:table-cell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fumaça</text:p>
          </table:table-cell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ec9a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suave</text:p>
          </table:table-cell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ebf5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smirna</text:p>
          </table:table-cell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e30c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serpente</text:p>
          </table:table-cell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ebfb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neve</text:p>
          </table:table-cell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ea8e</text:p>
          </table:table-cell>
          <table:table-cell office:value-type="string" calcext:value-type="string">
            <text:p>Sodom</text:p>
          </table:table-cell>
          <table:table-cell office:value-type="string" calcext:value-type="string">
            <text:p>Sodoma</text:p>
          </table:table-cell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e268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suave</text:p>
          </table:table-cell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solo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peregrino</text:p>
          </table:table-cell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soldado</text:p>
          </table:table-cell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Salomão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alguns</text:p>
          </table:table-cell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filho</text:p>
          </table:table-cell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e352</text:p>
          </table:table-cell>
          <table:table-cell office:value-type="string" calcext:value-type="string">
            <text:p>Son_of_Man</text:p>
          </table:table-cell>
          <table:table-cell office:value-type="string" calcext:value-type="string">
            <text:p>Filho_do_Homem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anção</text:p>
          </table:table-cell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filhos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Sópatro</text:p>
          </table:table-cell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ec8c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feitiçaria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Sosipater</text:p>
          </table:table-cell>
          <table:table-cell office:value-type="string" calcext:value-type="string">
            <text:p>Sosípatro</text:p>
          </table:table-cell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eb3c</text:p>
          </table:table-cell>
          <table:table-cell office:value-type="string" calcext:value-type="string">
            <text:p>Sosthenes</text:p>
          </table:table-cell>
          <table:table-cell office:value-type="string" calcext:value-type="string">
            <text:p>Sóstenes</text:p>
          </table:table-cell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alma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som</text:p>
          </table:table-cell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ea31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sul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semear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semeador</text:p>
          </table:table-cell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ebd6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anha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falar</text:p>
          </table:table-cell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passar</text:p>
          </table:table-cell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ecfe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apimentar</text:p>
          </table:table-cell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spírito</text:p>
          </table:table-cell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cuspir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dividido</text:p>
          </table:table-cell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sponja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ed01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sitio</text:p>
          </table:table-cell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ed07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espião</text:p>
          </table:table-cell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ebd7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stáquis</text:p>
          </table:table-cell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pessoal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scada</text:p>
          </table:table-cell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ficar_de_pé</text:p>
          </table:table-cell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e0c3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strela</text:p>
          </table:table-cell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começar</text:p>
          </table:table-cell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stada</text:p>
          </table:table-cell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e07b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roubar</text:p>
          </table:table-cell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ea01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haste</text:p>
          </table:table-cell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ebea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stéfanas</text:p>
          </table:table-cell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eb6b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Estêvão</text:p>
          </table:table-cell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e266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severo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stern_words</text:p>
          </table:table-cell>
          <table:table-cell office:value-type="string" calcext:value-type="string">
            <text:p>palavras_severas</text:p>
          </table:table-cell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mordomia</text:p>
          </table:table-cell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e398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vara</text:p>
          </table:table-cell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ec06</text:p>
          </table:table-cell>
          <table:table-cell office:value-type="string" calcext:value-type="string">
            <text:p>Stoic</text:p>
          </table:table-cell>
          <table:table-cell office:value-type="string" calcext:value-type="string">
            <text:p>estóico</text:p>
          </table:table-cell>
        </table:table-row>
        <table:table-row table:style-name="ro1">
          <table:table-cell office:value-type="string" calcext:value-type="string">
            <text:p><text:s/>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stômago</text:p>
          </table:table-cell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parar</text:p>
          </table:table-cell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ec43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armazém</text:p>
          </table:table-cell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e27c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tempestade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história</text:p>
          </table:table-cell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e313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direito</text:p>
          </table:table-cell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desconhecido</text:p>
          </table:table-cell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eb33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strangulado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corrente</text:p>
          </table:table-cell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e31c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sticar</text:p>
          </table:table-cell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ecc7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rda</text:p>
          </table:table-cell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forte</text:p>
          </table:table-cell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tropeçar</text:p>
          </table:table-cell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predra_de_tropeço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sofrer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sofrimento</text:p>
          </table:table-cell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verão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l</text:p>
          </table:table-cell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pôr_do_sol</text:p>
          </table:table-cell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ec7c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uzana</text:p>
          </table:table-cell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e30d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doce</text:p>
          </table:table-cell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e282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spada</text:p>
          </table:table-cell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sinagoga</text:p>
          </table:table-cell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ece6</text:p>
          </table:table-cell>
          <table:table-cell office:value-type="string" calcext:value-type="string">
            <text:p>Syntyche</text:p>
          </table:table-cell>
          <table:table-cell office:value-type="string" calcext:value-type="string">
            <text:p>Síntique</text:p>
          </table:table-cell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ec1c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Siracusa</text:p>
          </table:table-cell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íria</text:p>
          </table:table-cell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tabernacle</text:p>
          </table:table-cell>
          <table:table-cell office:value-type="string" calcext:value-type="string">
            <text:p>tabernáculo</text:p>
          </table:table-cell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e280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esa</text:p>
          </table:table-cell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ecd6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cauda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tomar</text:p>
          </table:table-cell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ea4e</text:p>
          </table:table-cell>
          <table:table-cell table:number-columns-repeated="2" office:value-type="string" calcext:value-type="string">
            <text:p>Tamar</text:p>
          </table:table-cell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ec30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Tarso</text:p>
          </table:table-cell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provar</text:p>
          </table:table-cell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mposto</text:p>
          </table:table-cell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coletor_de_imposto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nsinar</text:p>
          </table:table-cell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professor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nsino</text:p>
          </table:table-cell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dente</text:p>
          </table:table-cell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templo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tentado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tentação</text:p>
          </table:table-cell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ez</text:p>
          </table:table-cell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tenda</text:p>
          </table:table-cell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ec7d</text:p>
          </table:table-cell>
          <table:table-cell office:value-type="string" calcext:value-type="string">
            <text:p>Terah_man <text:s text:c="10"/></text:p>
          </table:table-cell>
          <table:table-cell office:value-type="string" calcext:value-type="string">
            <text:p>Tera</text:p>
          </table:table-cell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ebee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Tércio</text:p>
          </table:table-cell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eb9b</text:p>
          </table:table-cell>
          <table:table-cell office:value-type="string" calcext:value-type="string">
            <text:p>Tertullus</text:p>
          </table:table-cell>
          <table:table-cell office:value-type="string" calcext:value-type="string">
            <text:p>Tértulo</text:p>
          </table:table-cell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ec21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te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testemunho</text:p>
          </table:table-cell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e37b</text:p>
          </table:table-cell>
          <table:table-cell office:value-type="string" calcext:value-type="string">
            <text:p>Thaddaeus</text:p>
          </table:table-cell>
          <table:table-cell office:value-type="string" calcext:value-type="string">
            <text:p>Tadeu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graças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aquele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les</text:p>
          </table:table-cell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eb67</text:p>
          </table:table-cell>
          <table:table-cell office:value-type="string" calcext:value-type="string">
            <text:p>Theophilus</text:p>
          </table:table-cell>
          <table:table-cell office:value-type="string" calcext:value-type="string">
            <text:p>Teófilo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portanto</text:p>
          </table:table-cell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eb12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Tessalônica</text:p>
          </table:table-cell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eb71</text:p>
          </table:table-cell>
          <table:table-cell office:value-type="string" calcext:value-type="string">
            <text:p>Theudas</text:p>
          </table:table-cell>
          <table:table-cell office:value-type="string" calcext:value-type="string">
            <text:p>Teudas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les</text:p>
          </table:table-cell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ladrão</text:p>
          </table:table-cell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ed0d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coxa</text:p>
          </table:table-cell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e105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coisa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pensar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think_opinion</text:p>
          </table:table-cell>
          <table:table-cell office:value-type="string" calcext:value-type="string">
            <text:p>pensar_opinião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think_wonder</text:p>
          </table:table-cell>
          <table:table-cell office:value-type="string" calcext:value-type="string">
            <text:p>pensar_maravilha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sede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sedento</text:p>
          </table:table-cell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sta</text:p>
          </table:table-cell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e363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omé</text:p>
          </table:table-cell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e27b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spinho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pensamento</text:p>
          </table:table-cell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e296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mil</text:p>
          </table:table-cell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e28e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três</text:p>
          </table:table-cell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debulha</text:p>
          </table:table-cell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ec42</text:p>
          </table:table-cell>
          <table:table-cell office:value-type="string" calcext:value-type="string">
            <text:p>threshing_floor</text:p>
          </table:table-cell>
          <table:table-cell office:value-type="string" calcext:value-type="string">
            <text:p>eira</text:p>
          </table:table-cell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ec84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trono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através</text:p>
          </table:table-cell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e327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lançar</text:p>
          </table:table-cell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rovão</text:p>
          </table:table-cell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eb52</text:p>
          </table:table-cell>
          <table:table-cell office:value-type="string" calcext:value-type="string">
            <text:p>Thyatira</text:p>
          </table:table-cell>
          <table:table-cell office:value-type="string" calcext:value-type="string">
            <text:p>Tiatira</text:p>
          </table:table-cell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Tiberias_city <text:s text:c="6"/></text:p>
          </table:table-cell>
          <table:table-cell office:value-type="string" calcext:value-type="string">
            <text:p>Tiberíades</text:p>
          </table:table-cell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ec3d</text:p>
          </table:table-cell>
          <table:table-cell office:value-type="string" calcext:value-type="string">
            <text:p>Tiberius_man <text:s text:c="7"/></text:p>
          </table:table-cell>
          <table:table-cell office:value-type="string" calcext:value-type="string">
            <text:p>Tibério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gravata</text:p>
          </table:table-cell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e36c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Timeu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tempos</text:p>
          </table:table-cell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ec96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Timão</text:p>
          </table:table-cell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ec02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Timóteo</text:p>
          </table:table-cell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ed0f</text:p>
          </table:table-cell>
          <table:table-cell office:value-type="string" calcext:value-type="string">
            <text:p>tithe</text:p>
          </table:table-cell>
          <table:table-cell office:value-type="string" calcext:value-type="string">
            <text:p>dízimo</text:p>
          </table:table-cell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eb38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Tito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para</text:p>
          </table:table-cell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vestir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plantar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pessoas_juntas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together_things</text:p>
          </table:table-cell>
          <table:table-cell office:value-type="string" calcext:value-type="string">
            <text:p>coisas_juntas</text:p>
          </table:table-cell>
        </table:table-row>
        <table:table-row table:style-name="ro1">
          <table:table-cell office:value-type="string" calcext:value-type="string">
            <text:p><text:s/>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túmulo</text:p>
          </table:table-cell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língua</text:p>
          </table:table-cell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eb34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ferramenta</text:p>
          </table:table-cell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tocar</text:p>
          </table:table-cell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e30f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torre</text:p>
          </table:table-cell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ec3f</text:p>
          </table:table-cell>
          <table:table-cell office:value-type="string" calcext:value-type="string">
            <text:p>Trachonitis</text:p>
          </table:table-cell>
          <table:table-cell office:value-type="string" calcext:value-type="string">
            <text:p>Traconites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transfiguração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transfigurar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viagem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árvore</text:p>
          </table:table-cell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provação</text:p>
          </table:table-cell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tribu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tribulation</text:p>
          </table:table-cell>
          <table:table-cell office:value-type="string" calcext:value-type="string">
            <text:p>tribulação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viagem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triunfo</text:p>
          </table:table-cell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ec0b</text:p>
          </table:table-cell>
          <table:table-cell office:value-type="string" calcext:value-type="string">
            <text:p>Troas</text:p>
          </table:table-cell>
          <table:table-cell office:value-type="string" calcext:value-type="string">
            <text:p>Trôade</text:p>
          </table:table-cell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eb1e</text:p>
          </table:table-cell>
          <table:table-cell office:value-type="string" calcext:value-type="string">
            <text:p>Trophimus</text:p>
          </table:table-cell>
          <table:table-cell office:value-type="string" calcext:value-type="string">
            <text:p>Trófimo</text:p>
          </table:table-cell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problema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e09c</text:p>
          </table:table-cell>
          <table:table-cell table:style-name="ce2" office:value-type="string" calcext:value-type="string">
            <text:p>true </text:p>
          </table:table-cell>
          <table:table-cell office:value-type="string" calcext:value-type="string">
            <text:p>verdadeiro</text:p>
          </table:table-cell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trompete</text:p>
          </table:table-cell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confiar_em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verdade</text:p>
          </table:table-cell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eb94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xperimentar</text:p>
          </table:table-cell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ebd8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Trifena</text:p>
          </table:table-cell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ebd9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Trifosa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virar</text:p>
          </table:table-cell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ec1b</text:p>
          </table:table-cell>
          <table:table-cell office:value-type="string" calcext:value-type="string">
            <text:p>twin</text:p>
          </table:table-cell>
          <table:table-cell office:value-type="string" calcext:value-type="string">
            <text:p>gêmeo</text:p>
          </table:table-cell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e28d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dois</text:p>
          </table:table-cell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ecbb</text:p>
          </table:table-cell>
          <table:table-cell office:value-type="string" calcext:value-type="string">
            <text:p>Tychicus</text:p>
          </table:table-cell>
          <table:table-cell office:value-type="string" calcext:value-type="string">
            <text:p>Tíquico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eb3f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Tirano</text:p>
          </table:table-cell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e33b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Tiro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incredulidade</text:p>
          </table:table-cell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debaixo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ntender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ntendimento</text:p>
          </table:table-cell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unidade</text:p>
          </table:table-cell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não_levedado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unrighteous</text:p>
          </table:table-cell>
          <table:table-cell office:value-type="string" calcext:value-type="string">
            <text:p>injusto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injustiça</text:p>
          </table:table-cell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desatar</text:p>
          </table:table-cell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até</text:p>
          </table:table-cell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e315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acima</text:p>
          </table:table-cell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ebda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Urbano</text:p>
          </table:table-cell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ea46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Urias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os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usar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útil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inútil</text:p>
          </table:table-cell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ea5f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Uzias</text:p>
          </table:table-cell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eba7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vale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vendedor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vingança</text:p>
          </table:table-cell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muito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vila</text:p>
          </table:table-cell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ec91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vinho</text:p>
          </table:table-cell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vinhedo</text:p>
          </table:table-cell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virgem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visão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visita</text:p>
          </table:table-cell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voz</text:p>
          </table:table-cell>
        </table:table-row>
        <table:table-row table:style-name="ro1">
          <table:table-cell office:value-type="string" calcext:value-type="string">
            <text:p><text:s/>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cintura</text:p>
          </table:table-cell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sperar</text:p>
          </table:table-cell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e256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caminhar</text:p>
          </table:table-cell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e288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parede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quer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guerra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dvertir</text:p>
          </table:table-cell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lavar</text:p>
          </table:table-cell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guarda</text:p>
          </table:table-cell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atalaia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água</text:p>
          </table:table-cell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onda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caminho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nós</text:p>
          </table:table-cell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fraco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riqueza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rico</text:p>
          </table:table-cell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ebfe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cansado</text:p>
          </table:table-cell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casamento</text:p>
          </table:table-cell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semana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pesar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eso</text:p>
          </table:table-cell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ebb3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bem</text:p>
          </table:table-cell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oeste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molhado</text:p>
          </table:table-cell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o_que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trigo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quando</text:p>
          </table:table-cell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onde</text:p>
          </table:table-cell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e310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chicote</text:p>
          </table:table-cell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sussurro</text:p>
          </table:table-cell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anco</text:p>
          </table:table-cell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quem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completo</text:p>
          </table:table-cell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porque</text:p>
          </table:table-cell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ecc4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amplo</text:p>
          </table:table-cell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viúva</text:p>
          </table:table-cell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sposa</text:p>
          </table:table-cell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selvagem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selva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vai</text:p>
          </table:table-cell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vento</text:p>
          </table:table-cell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e311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janela</text:p>
          </table:table-cell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vinho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asa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asas</text:p>
          </table:table-cell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ec41</text:p>
          </table:table-cell>
          <table:table-cell office:value-type="string" calcext:value-type="string">
            <text:p>winnowing_fork</text:p>
          </table:table-cell>
          <table:table-cell office:value-type="string" calcext:value-type="string">
            <text:p>garfo_de_tração</text:p>
          </table:table-cell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inverno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sabedoria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sábio</text:p>
          </table:table-cell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om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testimunha</text:p>
          </table:table-cell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e008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ulher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madeira</text:p>
          </table:table-cell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ebfa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lã</text:p>
          </table:table-cell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palavra</text:p>
          </table:table-cell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Palavra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Palavra_de_Deus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trabalho</text:p>
          </table:table-cell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mundo</text:p>
          </table:table-cell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minhoca</text:p>
          </table:table-cell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ecd3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absinto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preocupação</text:p>
          </table:table-cell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pior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adoração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vale_a_pena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digno</text:p>
          </table:table-cell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nvolver</text:p>
          </table:table-cell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ira_de_Deus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screver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scritor</text:p>
          </table:table-cell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rrado</text:p>
          </table:table-cell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e0c7</text:p>
          </table:table-cell>
          <table:table-cell office:value-type="string" calcext:value-type="string">
            <text:p>Yahweh</text:p>
          </table:table-cell>
          <table:table-cell office:value-type="string" calcext:value-type="string">
            <text:p>Yahweh_Jeová</text:p>
          </table:table-cell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no</text:p>
          </table:table-cell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ecdb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amarelo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eb09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jugo</text:p>
          </table:table-cell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e314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você</text:p>
          </table:table-cell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jovem</text:p>
          </table:table-cell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ec7e</text:p>
          </table:table-cell>
          <table:table-cell office:value-type="string" calcext:value-type="string">
            <text:p>Zacchaeus</text:p>
          </table:table-cell>
          <table:table-cell office:value-type="string" calcext:value-type="string">
            <text:p>Zaqueu</text:p>
          </table:table-cell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ea6d</text:p>
          </table:table-cell>
          <table:table-cell office:value-type="string" calcext:value-type="string">
            <text:p>Zadok</text:p>
          </table:table-cell>
          <table:table-cell office:value-type="string" calcext:value-type="string">
            <text:p>Zadoque</text:p>
          </table:table-cell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ec7f</text:p>
          </table:table-cell>
          <table:table-cell office:value-type="string" calcext:value-type="string">
            <text:p>Zarephath</text:p>
          </table:table-cell>
          <table:table-cell office:value-type="string" calcext:value-type="string">
            <text:p>Sarepta</text:p>
          </table:table-cell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Zebedeu</text:p>
          </table:table-cell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ea3f</text:p>
          </table:table-cell>
          <table:table-cell office:value-type="string" calcext:value-type="string">
            <text:p>Zebulun</text:p>
          </table:table-cell>
          <table:table-cell office:value-type="string" calcext:value-type="string">
            <text:p>Zebulom</text:p>
          </table:table-cell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ea98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Zacarias</text:p>
          </table:table-cell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ed09</text:p>
          </table:table-cell>
          <table:table-cell table:number-columns-repeated="2" office:value-type="string" calcext:value-type="string">
            <text:p>Zenas</text:p>
          </table:table-cell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ea4d</text:p>
          </table:table-cell>
          <table:table-cell office:value-type="string" calcext:value-type="string">
            <text:p>Zerah</text:p>
          </table:table-cell>
          <table:table-cell office:value-type="string" calcext:value-type="string">
            <text:p>Zera</text:p>
          </table:table-cell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e28b</text:p>
          </table:table-cell>
          <table:table-cell table:number-columns-repeated="2" office:value-type="string" calcext:value-type="string">
            <text:p>zero</text:p>
          </table:table-cell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ea69</text:p>
          </table:table-cell>
          <table:table-cell office:value-type="string" calcext:value-type="string">
            <text:p>Zerubbabel</text:p>
          </table:table-cell>
          <table:table-cell office:value-type="string" calcext:value-type="string">
            <text:p>Zorobabel</text:p>
          </table:table-cell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eb2d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Júpiter</text:p>
          </table:table-cell>
        </table:table-row>
        <table:table-row table:style-name="ro1">
          <table:table-cell office:value-type="string" calcext:value-type="string">
            <text:p></text:p>
          </table:table-cell>
          <table:table-cell office:value-type="string" calcext:value-type="string">
            <text:p>e37e</text:p>
          </table:table-cell>
          <table:table-cell table:number-columns-repeated="2" office:value-type="string" calcext:value-type="string">
            <text:p>period</text:p>
          </table:table-cell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e390</text:p>
          </table:table-cell>
          <table:table-cell table:number-columns-repeated="2"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e390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</text:p>
          </table:table-cell>
          <table:table-cell office:value-type="string" calcext:value-type="string">
            <text:p>ed11</text:p>
          </table:table-cell>
          <table:table-cell table:number-columns-repeated="2" office:value-type="string" calcext:value-type="string">
            <text:p>pn</text:p>
          </table:table-cell>
        </table:table-row>
        <table:table-row table:style-name="ro1" table:number-rows-repeated="104692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UN7_6" svg:font-family="SUN7_6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0T21:05:30.141000000</dc:date>
    <meta:editing-duration>PT1M55S</meta:editing-duration>
    <meta:editing-cycles>1</meta:editing-cycles>
    <meta:document-statistic meta:table-count="1" meta:cell-count="6604" meta:object-count="0"/>
    <meta:generator>LibreOffice/6.3.4.2$Windows_X86_64 LibreOffice_project/60da17e045e08f1793c57c00ba83cdfce946d0aa</meta:generator>
  </office:meta>
</office:document-meta>
</file>